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2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n an average weekday, how much time, in total, do you spend watching television?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d again on an average weekday, how much of your time watching television is spent watching news or programmes about politics and current affairs?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n an average weekday, how much time, in total, do you spend listening to the radio?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nd again on an average weekday, how much of your time listening to the radio is spent listening to news or programmes about politics and current affairs?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n an average weekday, how much time, in total, do you spend reading the newspapers?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nd how much of this time is spent reading about politics and current affairs?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w, using this card, how often do you use the internet, the World Wide Web or e-mail – whether at home or at work – for your personal use?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enerally speaking, would you say that most people can be trusted, or that you can't be too careful in dealing with people?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ease tell me on a score of 0 to 10, where 0 means you can't be too careful and 10 means that most people can be trusted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Do you think that most people would try to take advantage of you if they got the chance, or would they try to be fair?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Would you say that most of the time people try to be helpful or that they are mostly looking out for themselves?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ow interested would you say you are in politics – are you...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ow often does politics seem so complicated that you can't really understand what is going on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ow difficult or easy do you find it to make your mind up about political issues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lease tell me on a score of 0-10 how much you personally trust each of the institutions I read out.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means you do not trust an institution at all, and 10 means you have complete trust.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irstly ... House of Parliament in Luxembourg?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the legal system?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the police?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politicians?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political parties?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the European Parliament?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the United Nations?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ome people don't vote nowadays for one reason or another.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id you vote in the last national election in Luxembourg in June 2004?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Which party did you vote for in that election?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There are different ways of trying to improve things in Luxembourg or help prevent things from going wrong.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uring the last 12 months, have you done any of the following?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ve you ...contacted a politician, government or local government official?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2_2004_ENG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 worked in a political party or action group?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ESS_R02_2004_ENG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 worked in another organisation or association?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2_2004_ENG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 worn or displayed a campaign badge/sticker?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2_2004_ENG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 signed a petition?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2_2004_ENG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 taken part in a lawful public demonstration?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2_2004_ENG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 boycotted certain products?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ESS_R02_2004_ENG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Is there a particular political party you feel closer to than all the other parties?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How close do you feel to this party?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 you feel that you are ...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re you a member of any political party?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politics people sometimes talk of "left" and "right"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here would you place yourself on this scale, where 0 means the left and 10 means the right?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All things considered, how satisfied are you with your life as a whole nowadays?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0 means extremely dissatisfied and 10 means extremely satisfied.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On the whole how satisfied are you with the present state of the economy in Luxembourg?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ow thinking about the Luxembourg government, how satisfied are you with the way it is doing its job?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And on the whole, how satisfied are you with the way democracy works in Luxembourg?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Please say what you think overall about the state of education in Luxembourg nowadays?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Please say what you think overall about the state of health services in Luxembourg nowadays?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Please say to what extent you agree or disagree with each of the following statements.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The government should take measures to reduce differences in income level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Gay men and lesbians should be free to live their own life as they wish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cal parties that wish to overthrow democracy should be bann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odern science can be relied on to solve our environmental problem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Now thinking about the European Union, some say European unification should go further.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Others say it has already gone too far.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w some questions about people from other countries coming to live in Luxembourg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w, using this card, to what extent do you think Luxembourg should allow people of the same race or ethnic group as most Luxembourg's people to come and live here?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How about people of a different race or ethnic group from most Luxembourg people?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How about people from the poorer countries outside Europe?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ould you say it is generally bad or good for Luxembourg's economy that people come to live here from other countries?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Would you say that Luxembourg's cultural life is generally undermined or enriched by people coming to live here from other countries?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Is Luxembourg made a worse or a better place to live by people coming to live here from other countries?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king all things together, how happy would you say you are?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w often do you meet socially with friends, relatives or work colleagues?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ESS_R02_2004_ENG_LU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 you have anyone with whom you can discuss intimate and personal matters?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ed to other people of your age, how often would you say you take part in social activities?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ave you or a member of your household been the victim of a burglary or assault in the last 5 years?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ow safe do you – or would you - feel walking alone in this area after dark?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 – or would – you feel...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ow is your health in general?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ould you say it is...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re you hampered in your daily activities in any way by any longstanding illness, or disability, infirmity or mental health problem?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f yes, is that a lot or to some extent?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ENG_LU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 you consider yourself as belonging to any particular religion or denomination?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ave you ever considered yourself as belonging to any particular religion or denomination?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Regardless of whether you belong to a particular religion, how religious would you say you are?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 from special occasions such as weddings and funerals, about how often do you attend religious services nowadays?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 from when you are at religious services, how often, if at all, do you pray?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LU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ould you describe yourself as being a member of a group that is discriminated against in this country?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n what grounds is your group discriminated against?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LU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re you a citizen of Luxembourg?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ESS_R02_2004_ENG_LU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What citizenship do you hold?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Were you born in Luxembourg?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2_2004_ENG_LU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n which country were you born?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ow long ago did you first come to live in Luxembourg?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2_2004_ENG_LU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hat language or languages do you speak most often at home?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LU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 you belong to a minority ethnic group in Luxembourg?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2_2004_ENG_LU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Was your father born in Luxembourg?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2_2004_ENG_LU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n which country was your father born?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LU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Was your mother born in Luxembourg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2_2004_ENG_LU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n which country was your mother born?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w much do you approve or disapprove if otherwise healthy people use medicines to..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ose weight?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duce hair loss?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mprove their memory?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el happier?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mprove their sex life?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hen you have a health problem, how often do you use herbal remedies?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hen you are prescribed a medicine, how often do you worry about side effects?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hen you have a health problem, how often do you prefer a medicine prescribed by a medical doctor as opposed to one that you can just buy or one that is recommended by some other practitioner?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lease think back to the last time a doctor prescribed you a medicine you had not had before.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hich statement on the card comes closest to what you did with this prescription?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LU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e you regularly taking any pills or using any medication prescribed for you?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any people occasionally use medicine prescribed for somebody else.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the last 5 years, how often have you taken or used a prescribed medicine that was prescribed for someone else?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pose you had a very sore throat.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pose now that you had a serious headache.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pose now that you had serious sleeping problems.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pose now that you had serious backache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 choosing your regular GP, do you feel that you have..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ome people prefer to see the same doctor for all their everyday health problems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thers prefer to see different doctors for different everyday health problems.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ow about you - do you prefer to see...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How many times in the past twelve months have you consulted a doctor for yourself?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lease include contact with any doctors, including specialists and GPs.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ow please use this card to show how much you agree or disagree with each of these statements: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 illnesses cure themselves without having to go to a doctor.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hen suffering from illnesses like the common cold, people can cure themselves.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People rely too much on their doctors rather than themselves to keep health.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hen people are sure about what medicine they need, their doctor should just prescribe it for them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t is best to follow doctors' orders.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I generally feel a bit disappointed when I leave a doctor's surgery without a prescription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Please indicate how often you think the following applies to doctors in general: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ctors keep the whole truth from their patient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Ps treat their patients as their equal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ore doctors decide on a treatment, they discuss it with their patient.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atients are reluctant to ask their doctor all the questions they'd like to ask.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ctors are willing to admit their mistakes to their patients.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ctors use words or phrases that their patients find difficult to understand.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How much do you agree or disagree with each of these statements?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itizens should spend at least some of their free time helping other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ociety would be better off if everyone just looked after themselve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itizens should not cheat on their taxe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How much would you trust the following groups to deal honestly with people like you?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lumbers, builders, car mechanics and other repair-people.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inancial companies such as banks or insurer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Public official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ow often, if ever, have each of these things happened to you in the last five years?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A plumber, builder, car mechanic or other repair person overcharged you or did unnecessary work.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You were sold food that was packed to conceal the worse bit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 bank or insurance company failed to offer you the best deal you were entitled t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You were sold something second-hand that quickly proved to be faulty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 public official asked you for a favour or a bribe in return for a servic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e have just asked you about experiences of being treated dishonestly over the past five years.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sing this card, how worried are you that things like this will happen to you?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, if at all, do you consider the following ways of behaving to be?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 is...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 someone paying cash with no receipt so as to avoid paying VAT or other taxes?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someone selling something second-hand and concealing some or all of its faults?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someone making an exaggerated or false insurance claim?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a public official asking someone for a favour or bribe in return for their services?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How much do you agree or disagree with these statements about how people see rules and laws?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f you want to make money, you can't always act honestly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You should always strictly obey the law even if it means missing good opportunitie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Occasionally, it is alright to ignore the law and do what you want t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ow much do you agree or disagree with each of these statements about the way the economy works these days?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owadays businesses are only interested in making profits and not in improving service or quality for customer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owadays large firms work together in order to keep their prices unnecessarily high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owadays customers and consumers are in a better position to protect their interests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pose you planned to get benefits or services you were not entitled to.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sing this card, how many of your friends or relatives do you think you could ask for support?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 done each of these things in the last five years?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...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 kept the change from a shop assistant or waiter knowing they had given you too much?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 paid cash with no receipt so as to avoid paying VAT or other taxes?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 sold something second-hand and concealed some or all of its faults?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 misused or altered a card or document to pretend you were eligible for something you were not?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 made an exaggerated or false insurance claim?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 offered a favour or bribe to a public official in return for their services?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 over-claimed or falsely claimed government benefits such as social security or other benefits?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2_2004_ENG_LU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ding yourself, how many people – including children – live here regularly as members of this household?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ex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ESS_R02_2004_ENG_LU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Year born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what relationship is he/she to you?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hich phrase on this card best describes the area where you live?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Does any member of this household own this dwelling?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SS_R02_2004_ENG_LU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How many rooms does this household have the use of, not counting kitchens, bathrooms and toilets?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hat is the highest level of education you have achieved?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In which one of these fields or subjects is your highest qualification?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ESS_R02_2004_ENG_LU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ow many years of full-time education have you completed?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Which of these descriptions applies to what you have been doing for the last 7 days?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nd which of these descriptions best describes your situation (in the last seven days)?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SS_R02_2004_ENG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an I just check, did you do any paid work (of an hour or more) in the last seven days?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ESS_R02_2004_ENG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ve you ever had a paid job?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2_2004_ENG_LU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what year were you last in a paid job?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 your main job are you...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2_2004_ENG_LU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ow many employees (if any) do/did you have?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/did you have a work contract of ...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ding yourself, about how many people are/were employed at the place where you usually work ...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2_2004_ENG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 your main job, do you have any responsibility for supervising the work of other employees?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SS_R02_2004_ENG_LU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ow many people are you responsible for?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 am going to read out a list of things about your working life.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Please say how much the management at your work allows/allowed you...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to decide how your own daily work is organised?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to influence policy decisions about the activities of the organisation?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 to choose or change your pace of work?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ESS_R02_2004_ENG_LU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What are your total ‘basic' or contracted hours each week (in your main job), excluding any paid and unpaid overtime?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ESS_R02_2004_ENG_LU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egardless of your basic or contracted hours, how many hours do you normally work a week (in your main job), including any paid or unpaid overtime.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ESS_R02_2004_ENG_LU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hat is the name or title of your main job?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ESS_R02_2004_ENG_LU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 your main job, what kind of work do you do most of the time?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LU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LU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What does the firm/ organisation you work for mainly make or do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 the last 10 years have you done any paid work in another country for a period of 6 months or more?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Have you ever been unemployed and seeking work for a period of more than three months?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SS_R02_2004_ENG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Have any of these periods lasted for 12 months or more?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2_2004_ENG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Have any of these periods been within the past 5 years?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Are you or have you ever been a member of a trade union or similar organisation?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IF YES, is that currently or previously?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lease consider the income of all household members and any income which may be received by the household as a whole.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hat is the main source of income in your household?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f you add up the income from all sources, which letter describes your household's total net income?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e the part of the card that you know best: monthly or annual income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f you add up the income from all sources, which letter describes your household's total net income?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e the part of the card that you know best: monthly or annual income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round how large a proportion of the household income do you provide yourself?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hich of the descriptions on this card comes closest to how you feel about your household's income nowadays?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f for some reason you were in serious financial difficulties and had to borrow money to make ends meet, how difficult or easy would that be?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hat is the highest level of education your husband/wife/partner has achieved?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hich of the descriptions on this card applies to what he/she has been doing for the last 7 days?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ROMPT Which others?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nd which of the descriptions on this card best describes his/her situation (in the last 7 days)?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ENG_LU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Can I just check, did he/she do any paid work (of an hour or more) in the last 7 days?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ENG_LU_19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hat is the name or title of his main job?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S_R02_2004_ENG_LU_19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In his main job, what kind of work does he do most of the time?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ESS_R02_2004_ENG_LU_19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n his main job is he/she...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2_2004_ENG_LU_19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How many employees (if any) does he have?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LU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In his main job, does he/she have any responsibility for supervising the work of other employees?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ESS_R02_2004_ENG_LU_19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ow many people is he responsible for?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to decide how his/her own daily work is organised?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 to influence the policy decisions about the activities of the organisation?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ESS_R02_2004_ENG_LU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How many hours does he/she normally work a week (in his/her main job)?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ENG_LU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Please include any paid or unpaidovertime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hat is the highest level of education your father achieved?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When you were 14, did your father work as an employee, was he self-employed, or was he not working then?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How many employees did he have?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ESS_R02_2004_ENG_LU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id he have any responsibility for supervising the work of other employees?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SS_R02_2004_ENG_LU_20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hat was the name or title of his main job?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hich of the descriptions on this card best describes the sort of work he did when you were 14?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What is the highest level of education your mother achieved?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When you were 14, did your mother work as an employee, was she self-employed, or was she not working then?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How many employees did she have?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ESS_R02_2004_ENG_LU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d she have any responsibility for supervising the work of other employees?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SS_R02_2004_ENG_LU_21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What was the name or title of her main job?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hich of the descriptions on this card best describes the sort of work she did when you were 14?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ENG_LU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ing the last twelve months, have you taken any course or attended any lecture or conference to improve your knowledge or skills for work?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ould I ask about your current legal marital status?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hich of the descriptions on this card applies to you?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re you currently living with your husband?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re you currently living with another partner?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re you currently living with a partner?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ve you ever lived with a partner without being married to them?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Have you ever been divorced?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ve you ever had any children of your own, step-children, adopted children, foster children or a partner's children living in your household?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ESS_R02_2004_ENG_LU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Is your mother still alive?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SS_R02_2004_ENG_LU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Is your father still alive?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irstly, I am going to read out a list of statements about how you may have been feeling recently.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or each statement, using this card, I would like you to say how often you have felt like this over the last two weeks.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I have felt cheerful and in good spirit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I have felt calm and relaxed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I have felt active and vigorous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I have woken up feeling fresh and rested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y daily life has been filled with things that interest me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 am now going to read out some statements about men and women and their place in the family.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sing this card, please tell me how much you agree or disagree with the following statements..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 woman should be prepared to cut down on her paid work for the sake of her family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en should take as much responsibility as women for the o home and children.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hen jobs are scarce, men should have more right to a job than women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When there are children in the home, parents should stay o together even if they don't get along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 person's family ought to be his or her main priority in life.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2_2004_ENG_LU_23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 which year did you first start living in the same household as your husband/wife/partner?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ouples sometimes disagree about household and family issues.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sing this card, how often do you and your husband/wife/partner disagree about ...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...how to divide housework?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...money?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...the amount of time spent on paid work?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Now look at this card.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When you and your husband/wife/partner make decisions about the following, who generally gets their way on...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...occasional more expensive purchases for the household?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...how to divide housework?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How often does his/her work involve...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...working evenings ornights?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..having to work overtime at short notice?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How often does his/her work involve working at weekends?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By housework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LU_253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inking about the housework you usually do, how much do you agree or disagree with each of the following statements?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ere are so many things to do at home, I often run out of time before I get them all done.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 find my housework monotonous.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 can choose myself when and how to do housework.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I find my housework stressful.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How well equipped is your home for housework?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If, for instance, 0 means a home which does not have running water and 10 means a home with a dishwasher, how would you rate your own home?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2_2004_ENG_LU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And apart from housework, do you look after others in your household, such as small children or someone ill, disabled or elderly?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Apart from your own children, how often, if at all, do you give unpaid help to a family member or relative outside your household with childcare, other care, housework or home maintenance?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2_2004_ENG_LU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And if you needed help, is there anyone outside your household you can count on to give you unpaid help with childcare, other care, housework or home maintenance?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Can I just check, do any of your children aged 12 or under live here with you?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Please also include step, adopted, foster or partner's children.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hinking about the youngest child in the household, I would like to ask you about his/her usual childcare, not counting lessons in school.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By childcare I mean care carried out by anyone other than yourself or your current husband/wife/partner.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Using this card, what is the main type of childcare that the youngest child receives?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In your present situation, would you ideally like much more childcare, slightly more childcare, or is the amount you have about right?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Do you have any children, of any age, who do not currently live in your household?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LU_267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How many children is that?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LU_268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How many children is that?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LU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Is this a son or a daughter?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LU_270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In which year was he/she born?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LU_271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Thinking about your oldest child who does not currently live in your household, in which year was he/she born?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LU_272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And in which year was your youngest child who does not currently live in your household born?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LU_273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How many of the children who do not currently live in your household are daughters?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Please tell me how much financial support you currently provide to your child(ren) or grandchildren who live apart from you?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How much support in everyday housework or care do you provide for your grown up children or grandchildren who live apart from you?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nd how much financial support do you currently receive from your grown up children or grandchildren who live apart from you?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How much support with your everyday housework or care do you currently receive from your grown up children or grandchildren who live apart from you?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o you plan to have a child within the next three years?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Main activity of respondent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ESS_R02_2004_ENG_LU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If someone was applying nowadays for the job you do now, would they need any education or vocational schooling beyond compulsory education?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how many years of education or vocational schooling beyond compulsory education would they need?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If somebody with the right education and qualifications replaced you in your job, how long would it take for them to learn to do the job reasonably well?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Please tell me how true each of the following statements is about your current job.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There is a lot of variety in my work.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My job requires that I keep learning new things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y job is secure.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My wage or salary depends on the amount of effort I put into my work.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I can get support and help from my co-workers when needed.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I can decide the time I start and finish work.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y health or safety is at risk because of my work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Still thinking about your current job, how much do you agree or disagree with each of the following statements?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My job requires that I work very hard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I never seem to have enough time to get everything done in my job.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My opportunities for advancement are good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ow many people is your immediate supervisor or boss responsible for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2_2004_ENG_LU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Is your immediate supervisor/boss a man or a woman?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What is the proportion of women at your workplace?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LU_296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In what year did you (first) start working for your current employer?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Thinking about the organisation you work for, how much do you agree or disagree with the following statements?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I would turn down another job with higher pay in order to stay with this organisation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My work is closely supervised.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How difficult or easy would it be for you to get a similar or better job with another employer if you wanted to?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In your opinion, how difficult or easy would it be for your employer to replace you if you left?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ow long does it usually take you to get to work on a normal workday?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Count travel time and waiting time – but not time taken to shop or drop off/pick up children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How often does your work involve...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... working evenings or nights?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...having to work overtime at short notice?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How often does your work involve working at weekends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How often do you..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..keep worrying about work problems when you are not working?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...feel too tired after work to enjoy the things you would like to do at home?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..find that your job prevents you from giving the time you want to your partner or family?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Card 80 How often do you...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find that your partner or family gets fed up with the pressure of your job?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...find it difficult to concentrate on work because of your family responsibilities?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LU_310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What is your usual gross pay before deductions for tax and insurance?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LU_311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And what is your usual net pay (after deductions for tax and insurance)?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How long a period does that pay cover?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t what level are you studying?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inking about the place where you study, please tell me how much you agree or disagree with each of the following statements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e premises are pleasant.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There is usually peace and quiet during classes/lectures.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There are teachers who treat me badly or unfairly..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There are students who treat me badly or unfairly.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Teachers are interested in the student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When I criticise something, my teachers listen to what I have to say.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There are students in my classes/course(s) who I can ask for help and discuss problems with.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My studies prevent me from spending as much time with my family as I would like to.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Family responsibilities prevent me from spending as much time on my studies as I would like to.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Do you feel you get the help you need from the teachers about your course(s)?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SS_R02_2004_ENG_LU_324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How many hours do you spend studying during an average term-time week?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2_2004_ENG_LU_324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Include everything to do with study such as classes/lectures, doing homework, writing essays, and preparing for tests and exams.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nd thinking about your studies, do you usually feel you have...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Do you find the pace of your course(s) too slow, about right, or too fast?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ESS_R02_2004_ENG_LU_327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In what year did you retire?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ESS_R02_2004_ENG_LU_328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Did you want to retire then or would you have preferred to continue in paid work?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For you personally, how important do you think each of the following would be if you were choosing a job?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A secure job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A high income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A job with good promotion opportunities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A job that enabled you to use your own initiative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A job which allowed you to combine work and family responsibilities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2_2004_ENG_LU_334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How many hours a week, if any, would you choose to work, bearing in mind that your earnings would go up or down according to how many hours you work?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2_2004_ENG_LU_335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Thinking back, in what year did you start working in your first job?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_R02_2004_ENG_LU_335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By first job we mean the first job that lasted at least 6 months during which you worked at least 20 hours per week.)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ESS_R02_2004_ENG_LU_336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In total, how many years have you been in paid work?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Including any time spent on maternity or parental leave, around how long in total have you spent full-time at home because you were caring for your child(ren)?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And around how long in total, have you spent in part-time work rather than full-time work because you were caring for your child(ren)?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6" calcext:value-type="float">
            <text:p>406</text:p>
          </table:table-cell>
        </table:table-row>
      </table:table>
      <table:table table:name="Response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 time at all</text:p>
          </table:table-cell>
          <table:table-cell office:value-type="float" office:value="3488" calcext:value-type="float">
            <text:p>34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ess than 0.5 hour</text:p>
          </table:table-cell>
          <table:table-cell office:value-type="float" office:value="3489" calcext:value-type="float">
            <text:p>348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.5 hour to 1 hour</text:p>
          </table:table-cell>
          <table:table-cell office:value-type="float" office:value="3490" calcext:value-type="float">
            <text:p>349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91" calcext:value-type="float">
            <text:p>349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92" calcext:value-type="float">
            <text:p>349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93" calcext:value-type="float">
            <text:p>349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94" calcext:value-type="float">
            <text:p>349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3 hours</text:p>
          </table:table-cell>
          <table:table-cell office:value-type="float" office:value="3495" calcext:value-type="float">
            <text:p>34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n't know</text:p>
          </table:table-cell>
          <table:table-cell office:value-type="float" office:value="3496" calcext:value-type="float">
            <text:p>349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o time at all</text:p>
          </table:table-cell>
          <table:table-cell office:value-type="float" office:value="3488" calcext:value-type="float">
            <text:p>34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ess than 0.5 hour</text:p>
          </table:table-cell>
          <table:table-cell office:value-type="float" office:value="3489" calcext:value-type="float">
            <text:p>348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.5 hour to 1 hour</text:p>
          </table:table-cell>
          <table:table-cell office:value-type="float" office:value="3490" calcext:value-type="float">
            <text:p>349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91" calcext:value-type="float">
            <text:p>349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92" calcext:value-type="float">
            <text:p>349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93" calcext:value-type="float">
            <text:p>349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94" calcext:value-type="float">
            <text:p>349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3 hours</text:p>
          </table:table-cell>
          <table:table-cell office:value-type="float" office:value="3495" calcext:value-type="float">
            <text:p>34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on't know</text:p>
          </table:table-cell>
          <table:table-cell office:value-type="float" office:value="3496" calcext:value-type="float">
            <text:p>349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o time at all</text:p>
          </table:table-cell>
          <table:table-cell office:value-type="float" office:value="3488" calcext:value-type="float">
            <text:p>34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ess than 0.5 hour</text:p>
          </table:table-cell>
          <table:table-cell office:value-type="float" office:value="3489" calcext:value-type="float">
            <text:p>348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.5 hour to 1 hour</text:p>
          </table:table-cell>
          <table:table-cell office:value-type="float" office:value="3490" calcext:value-type="float">
            <text:p>349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91" calcext:value-type="float">
            <text:p>349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92" calcext:value-type="float">
            <text:p>349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93" calcext:value-type="float">
            <text:p>349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94" calcext:value-type="float">
            <text:p>349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3 hours</text:p>
          </table:table-cell>
          <table:table-cell office:value-type="float" office:value="3495" calcext:value-type="float">
            <text:p>34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on't know</text:p>
          </table:table-cell>
          <table:table-cell office:value-type="float" office:value="3496" calcext:value-type="float">
            <text:p>349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o time at all</text:p>
          </table:table-cell>
          <table:table-cell office:value-type="float" office:value="3488" calcext:value-type="float">
            <text:p>34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ess than 0.5 hour</text:p>
          </table:table-cell>
          <table:table-cell office:value-type="float" office:value="3489" calcext:value-type="float">
            <text:p>348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.5 hour to 1 hour</text:p>
          </table:table-cell>
          <table:table-cell office:value-type="float" office:value="3490" calcext:value-type="float">
            <text:p>349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91" calcext:value-type="float">
            <text:p>349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92" calcext:value-type="float">
            <text:p>349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93" calcext:value-type="float">
            <text:p>349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94" calcext:value-type="float">
            <text:p>349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3 hours</text:p>
          </table:table-cell>
          <table:table-cell office:value-type="float" office:value="3495" calcext:value-type="float">
            <text:p>34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on't know</text:p>
          </table:table-cell>
          <table:table-cell office:value-type="float" office:value="3496" calcext:value-type="float">
            <text:p>349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o time at all</text:p>
          </table:table-cell>
          <table:table-cell office:value-type="float" office:value="3488" calcext:value-type="float">
            <text:p>34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ess than 0.5 hour</text:p>
          </table:table-cell>
          <table:table-cell office:value-type="float" office:value="3489" calcext:value-type="float">
            <text:p>348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.5 hour to 1 hour</text:p>
          </table:table-cell>
          <table:table-cell office:value-type="float" office:value="3490" calcext:value-type="float">
            <text:p>349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91" calcext:value-type="float">
            <text:p>349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92" calcext:value-type="float">
            <text:p>349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93" calcext:value-type="float">
            <text:p>349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94" calcext:value-type="float">
            <text:p>349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3 hours</text:p>
          </table:table-cell>
          <table:table-cell office:value-type="float" office:value="3495" calcext:value-type="float">
            <text:p>34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on't know</text:p>
          </table:table-cell>
          <table:table-cell office:value-type="float" office:value="3496" calcext:value-type="float">
            <text:p>349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o time at all</text:p>
          </table:table-cell>
          <table:table-cell office:value-type="float" office:value="3488" calcext:value-type="float">
            <text:p>34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ess than 0.5 hour</text:p>
          </table:table-cell>
          <table:table-cell office:value-type="float" office:value="3489" calcext:value-type="float">
            <text:p>348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.5 hour to 1 hour</text:p>
          </table:table-cell>
          <table:table-cell office:value-type="float" office:value="3490" calcext:value-type="float">
            <text:p>349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91" calcext:value-type="float">
            <text:p>349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92" calcext:value-type="float">
            <text:p>349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93" calcext:value-type="float">
            <text:p>349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94" calcext:value-type="float">
            <text:p>349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3 hours</text:p>
          </table:table-cell>
          <table:table-cell office:value-type="float" office:value="3495" calcext:value-type="float">
            <text:p>34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on't know</text:p>
          </table:table-cell>
          <table:table-cell office:value-type="float" office:value="3496" calcext:value-type="float">
            <text:p>349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access at home or work</text:p>
          </table:table-cell>
          <table:table-cell office:value-type="float" office:value="3497" calcext:value-type="float">
            <text:p>349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ever use</text:p>
          </table:table-cell>
          <table:table-cell office:value-type="float" office:value="3498" calcext:value-type="float">
            <text:p>349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ess than once a month</text:p>
          </table:table-cell>
          <table:table-cell office:value-type="float" office:value="3499" calcext:value-type="float">
            <text:p>349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month</text:p>
          </table:table-cell>
          <table:table-cell office:value-type="float" office:value="3500" calcext:value-type="float">
            <text:p>350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month</text:p>
          </table:table-cell>
          <table:table-cell office:value-type="float" office:value="3501" calcext:value-type="float">
            <text:p>350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week</text:p>
          </table:table-cell>
          <table:table-cell office:value-type="float" office:value="3502" calcext:value-type="float">
            <text:p>350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week</text:p>
          </table:table-cell>
          <table:table-cell office:value-type="float" office:value="3503" calcext:value-type="float">
            <text:p>350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very day</text:p>
          </table:table-cell>
          <table:table-cell office:value-type="float" office:value="3504" calcext:value-type="float">
            <text:p>350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on't know</text:p>
          </table:table-cell>
          <table:table-cell office:value-type="float" office:value="3505" calcext:value-type="float">
            <text:p>350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You can't be too careful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ost people can be trusted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Don't know)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take advantage of m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be fair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Don't know)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look out for themselve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try to be helpful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Don't know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ery interested</text:p>
          </table:table-cell>
          <table:table-cell office:value-type="float" office:value="3506" calcext:value-type="float">
            <text:p>350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quite interested</text:p>
          </table:table-cell>
          <table:table-cell office:value-type="float" office:value="3507" calcext:value-type="float">
            <text:p>350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ardly interested</text:p>
          </table:table-cell>
          <table:table-cell office:value-type="float" office:value="3508" calcext:value-type="float">
            <text:p>350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r, not at all interested</text:p>
          </table:table-cell>
          <table:table-cell office:value-type="float" office:value="3509" calcext:value-type="float">
            <text:p>350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on't know</text:p>
          </table:table-cell>
          <table:table-cell office:value-type="float" office:value="3510" calcext:value-type="float">
            <text:p>351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ever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dom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Occasionally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egularly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requently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on't know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difficult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fficult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either difficult nor easy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asy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easy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on't know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Yes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t eligible to vot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on't know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ëschtlech Sozial Vollekspartei (CSV)/ Parti Chrétien Social (PCS)</text:p>
          </table:table-cell>
          <table:table-cell office:value-type="float" office:value="3511" calcext:value-type="float">
            <text:p>351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3512" calcext:value-type="float">
            <text:p>351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3513" calcext:value-type="float">
            <text:p>351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s Verts/Déi Gréng</text:p>
          </table:table-cell>
          <table:table-cell office:value-type="float" office:value="3514" calcext:value-type="float">
            <text:p>351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 Gauche / Déi Lenk</text:p>
          </table:table-cell>
          <table:table-cell office:value-type="float" office:value="3515" calcext:value-type="float">
            <text:p>351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ktiounskomitee fir Demokratie an Rentengerechtegkeet (ADR)/Comité d'action pour la Démocratie et la Justice sociale</text:p>
          </table:table-cell>
          <table:table-cell office:value-type="float" office:value="3516" calcext:value-type="float">
            <text:p>351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Other (write in)</text:p>
          </table:table-cell>
          <table:table-cell office:value-type="float" office:value="3517" calcext:value-type="float">
            <text:p>351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Refused</text:p>
          </table:table-cell>
          <table:table-cell office:value-type="float" office:value="3518" calcext:value-type="float">
            <text:p>351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on't know</text:p>
          </table:table-cell>
          <table:table-cell office:value-type="float" office:value="3519" calcext:value-type="float">
            <text:p>351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ëschtlech Sozial Vollekspartei (CSV)/Parti Chrétien Social (PCS)</text:p>
          </table:table-cell>
          <table:table-cell office:value-type="float" office:value="3520" calcext:value-type="float">
            <text:p>352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3521" calcext:value-type="float">
            <text:p>352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3522" calcext:value-type="float">
            <text:p>352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es Verts/Déi Gréng</text:p>
          </table:table-cell>
          <table:table-cell office:value-type="float" office:value="3523" calcext:value-type="float">
            <text:p>352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a Gauche / Déi Lenk</text:p>
          </table:table-cell>
          <table:table-cell office:value-type="float" office:value="3524" calcext:value-type="float">
            <text:p>352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Aktiounskomitee fir Demokratie an Rentengerechtegkeet (ADR)/ Comité d'action pour la Démocratie et la Justice sociale</text:p>
          </table:table-cell>
          <table:table-cell office:value-type="float" office:value="3525" calcext:value-type="float">
            <text:p>352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Other</text:p>
          </table:table-cell>
          <table:table-cell office:value-type="float" office:value="3526" calcext:value-type="float">
            <text:p>352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Refused</text:p>
          </table:table-cell>
          <table:table-cell office:value-type="float" office:value="3527" calcext:value-type="float">
            <text:p>352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on't know</text:p>
          </table:table-cell>
          <table:table-cell office:value-type="float" office:value="3528" calcext:value-type="float">
            <text:p>352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very close</text:p>
          </table:table-cell>
          <table:table-cell office:value-type="float" office:value="3529" calcext:value-type="float">
            <text:p>352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quite close</text:p>
          </table:table-cell>
          <table:table-cell office:value-type="float" office:value="3530" calcext:value-type="float">
            <text:p>35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ot close</text:p>
          </table:table-cell>
          <table:table-cell office:value-type="float" office:value="3531" calcext:value-type="float">
            <text:p>353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or, not at all close</text:p>
          </table:table-cell>
          <table:table-cell office:value-type="float" office:value="3532" calcext:value-type="float">
            <text:p>353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n't know</text:p>
          </table:table-cell>
          <table:table-cell office:value-type="float" office:value="3533" calcext:value-type="float">
            <text:p>353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ëschtlech Sozial Vollekspartei (CSV)/Parti Chrétien Social (PCS)</text:p>
          </table:table-cell>
          <table:table-cell office:value-type="float" office:value="3520" calcext:value-type="float">
            <text:p>352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3521" calcext:value-type="float">
            <text:p>352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3522" calcext:value-type="float">
            <text:p>352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es Verts/Déi Gréng</text:p>
          </table:table-cell>
          <table:table-cell office:value-type="float" office:value="3523" calcext:value-type="float">
            <text:p>352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a Gauche / Déi Lenk</text:p>
          </table:table-cell>
          <table:table-cell office:value-type="float" office:value="3524" calcext:value-type="float">
            <text:p>352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ktiounskomitee fir Demokratie an Rentengerechtegkeet (ADR)/ Comité d'action pour la Démocratie et la Justice sociale</text:p>
          </table:table-cell>
          <table:table-cell office:value-type="float" office:value="3525" calcext:value-type="float">
            <text:p>352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Other</text:p>
          </table:table-cell>
          <table:table-cell office:value-type="float" office:value="3526" calcext:value-type="float">
            <text:p>352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fused</text:p>
          </table:table-cell>
          <table:table-cell office:value-type="float" office:value="3527" calcext:value-type="float">
            <text:p>352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on't know</text:p>
          </table:table-cell>
          <table:table-cell office:value-type="float" office:value="3528" calcext:value-type="float">
            <text:p>352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eft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ight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Don't know)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Agree strongly</text:p>
          </table:table-cell>
          <table:table-cell office:value-type="float" office:value="3534" calcext:value-type="float">
            <text:p>353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Agree</text:p>
          </table:table-cell>
          <table:table-cell office:value-type="float" office:value="3535" calcext:value-type="float">
            <text:p>35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either agree nor disagree</text:p>
          </table:table-cell>
          <table:table-cell office:value-type="float" office:value="3536" calcext:value-type="float">
            <text:p>353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isagree</text:p>
          </table:table-cell>
          <table:table-cell office:value-type="float" office:value="3537" calcext:value-type="float">
            <text:p>353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isagree strongly</text:p>
          </table:table-cell>
          <table:table-cell office:value-type="float" office:value="3538" calcext:value-type="float">
            <text:p>353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on't know</text:p>
          </table:table-cell>
          <table:table-cell office:value-type="float" office:value="3539" calcext:value-type="float">
            <text:p>35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 strongly</text:p>
          </table:table-cell>
          <table:table-cell office:value-type="float" office:value="3534" calcext:value-type="float">
            <text:p>353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</text:p>
          </table:table-cell>
          <table:table-cell office:value-type="float" office:value="3535" calcext:value-type="float">
            <text:p>35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either agree nor disagree</text:p>
          </table:table-cell>
          <table:table-cell office:value-type="float" office:value="3536" calcext:value-type="float">
            <text:p>353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</text:p>
          </table:table-cell>
          <table:table-cell office:value-type="float" office:value="3537" calcext:value-type="float">
            <text:p>353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 strongly</text:p>
          </table:table-cell>
          <table:table-cell office:value-type="float" office:value="3538" calcext:value-type="float">
            <text:p>353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on't know</text:p>
          </table:table-cell>
          <table:table-cell office:value-type="float" office:value="3539" calcext:value-type="float">
            <text:p>35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 strongly</text:p>
          </table:table-cell>
          <table:table-cell office:value-type="float" office:value="3534" calcext:value-type="float">
            <text:p>353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</text:p>
          </table:table-cell>
          <table:table-cell office:value-type="float" office:value="3535" calcext:value-type="float">
            <text:p>35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either agree nor disagree</text:p>
          </table:table-cell>
          <table:table-cell office:value-type="float" office:value="3536" calcext:value-type="float">
            <text:p>353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</text:p>
          </table:table-cell>
          <table:table-cell office:value-type="float" office:value="3537" calcext:value-type="float">
            <text:p>353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 strongly</text:p>
          </table:table-cell>
          <table:table-cell office:value-type="float" office:value="3538" calcext:value-type="float">
            <text:p>353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on't know</text:p>
          </table:table-cell>
          <table:table-cell office:value-type="float" office:value="3539" calcext:value-type="float">
            <text:p>35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 strongly</text:p>
          </table:table-cell>
          <table:table-cell office:value-type="float" office:value="3534" calcext:value-type="float">
            <text:p>353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</text:p>
          </table:table-cell>
          <table:table-cell office:value-type="float" office:value="3535" calcext:value-type="float">
            <text:p>35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either agree nor disagree</text:p>
          </table:table-cell>
          <table:table-cell office:value-type="float" office:value="3536" calcext:value-type="float">
            <text:p>353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</text:p>
          </table:table-cell>
          <table:table-cell office:value-type="float" office:value="3537" calcext:value-type="float">
            <text:p>353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 strongly</text:p>
          </table:table-cell>
          <table:table-cell office:value-type="float" office:value="3538" calcext:value-type="float">
            <text:p>353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on't know</text:p>
          </table:table-cell>
          <table:table-cell office:value-type="float" office:value="3539" calcext:value-type="float">
            <text:p>35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has already gone too far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should go further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Don't know)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ad for the economy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ood for the economy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Don't know)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undermined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enriched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Don't know)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orse place to live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tter place to live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Don't know)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unhappy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happy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Don't know)</text:p>
          </table:table-cell>
          <table:table-cell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ever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ss than once a month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month</text:p>
          </table:table-cell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month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week</text:p>
          </table:table-cell>
          <table:table-cell office:value-type="float" office:value="249" calcext:value-type="float">
            <text:p>2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week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very day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on't know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less than most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ess than most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bout the same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re than most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more than most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on't know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ry safe</text:p>
          </table:table-cell>
          <table:table-cell office:value-type="float" office:value="3540" calcext:value-type="float">
            <text:p>354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afe</text:p>
          </table:table-cell>
          <table:table-cell office:value-type="float" office:value="3541" calcext:value-type="float">
            <text:p>354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afe</text:p>
          </table:table-cell>
          <table:table-cell office:value-type="float" office:value="3542" calcext:value-type="float">
            <text:p>354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ry unsafe</text:p>
          </table:table-cell>
          <table:table-cell office:value-type="float" office:value="3543" calcext:value-type="float">
            <text:p>354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n't know</text:p>
          </table:table-cell>
          <table:table-cell office:value-type="float" office:value="3544" calcext:value-type="float">
            <text:p>354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ry good</text:p>
          </table:table-cell>
          <table:table-cell office:value-type="float" office:value="3545" calcext:value-type="float">
            <text:p>354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ood</text:p>
          </table:table-cell>
          <table:table-cell office:value-type="float" office:value="3546" calcext:value-type="float">
            <text:p>354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air</text:p>
          </table:table-cell>
          <table:table-cell office:value-type="float" office:value="3547" calcext:value-type="float">
            <text:p>354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ad</text:p>
          </table:table-cell>
          <table:table-cell office:value-type="float" office:value="3548" calcext:value-type="float">
            <text:p>354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ry bad</text:p>
          </table:table-cell>
          <table:table-cell office:value-type="float" office:value="3549" calcext:value-type="float">
            <text:p>354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on't know</text:p>
          </table:table-cell>
          <table:table-cell office:value-type="float" office:value="3550" calcext:value-type="float">
            <text:p>35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a lot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to some extent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on't know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LU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hristian – no denomination</text:p>
          </table:table-cell>
          <table:table-cell office:value-type="float" office:value="3551" calcext:value-type="float">
            <text:p>355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oman Catholic</text:p>
          </table:table-cell>
          <table:table-cell office:value-type="float" office:value="3552" calcext:value-type="float">
            <text:p>355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eek or Russian Orthodox</text:p>
          </table:table-cell>
          <table:table-cell office:value-type="float" office:value="3553" calcext:value-type="float">
            <text:p>355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Eastern Orthodox</text:p>
          </table:table-cell>
          <table:table-cell office:value-type="float" office:value="3554" calcext:value-type="float">
            <text:p>355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 (no further detail)</text:p>
          </table:table-cell>
          <table:table-cell office:value-type="float" office:value="3555" calcext:value-type="float">
            <text:p>355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Protestant</text:p>
          </table:table-cell>
          <table:table-cell office:value-type="float" office:value="3556" calcext:value-type="float">
            <text:p>355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Christian</text:p>
          </table:table-cell>
          <table:table-cell office:value-type="float" office:value="3557" calcext:value-type="float">
            <text:p>355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indu</text:p>
          </table:table-cell>
          <table:table-cell office:value-type="float" office:value="3558" calcext:value-type="float">
            <text:p>355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ikh</text:p>
          </table:table-cell>
          <table:table-cell office:value-type="float" office:value="3559" calcext:value-type="float">
            <text:p>355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uddhist</text:p>
          </table:table-cell>
          <table:table-cell office:value-type="float" office:value="3560" calcext:value-type="float">
            <text:p>356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Eastern Religions</text:p>
          </table:table-cell>
          <table:table-cell office:value-type="float" office:value="3561" calcext:value-type="float">
            <text:p>356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ewish</text:p>
          </table:table-cell>
          <table:table-cell office:value-type="float" office:value="3562" calcext:value-type="float">
            <text:p>35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slam / Muslim</text:p>
          </table:table-cell>
          <table:table-cell office:value-type="float" office:value="3563" calcext:value-type="float">
            <text:p>356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non-Christian</text:p>
          </table:table-cell>
          <table:table-cell office:value-type="float" office:value="3564" calcext:value-type="float">
            <text:p>356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efused</text:p>
          </table:table-cell>
          <table:table-cell office:value-type="float" office:value="3565" calcext:value-type="float">
            <text:p>356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on't know</text:p>
          </table:table-cell>
          <table:table-cell office:value-type="float" office:value="3566" calcext:value-type="float">
            <text:p>356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hristian – no denomination</text:p>
          </table:table-cell>
          <table:table-cell office:value-type="float" office:value="3551" calcext:value-type="float">
            <text:p>355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oman Catholic</text:p>
          </table:table-cell>
          <table:table-cell office:value-type="float" office:value="3552" calcext:value-type="float">
            <text:p>355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Greek or Russian Orthodox</text:p>
          </table:table-cell>
          <table:table-cell office:value-type="float" office:value="3553" calcext:value-type="float">
            <text:p>355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Eastern Orthodox</text:p>
          </table:table-cell>
          <table:table-cell office:value-type="float" office:value="3554" calcext:value-type="float">
            <text:p>355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 (no further detail)</text:p>
          </table:table-cell>
          <table:table-cell office:value-type="float" office:value="3555" calcext:value-type="float">
            <text:p>355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Protestant</text:p>
          </table:table-cell>
          <table:table-cell office:value-type="float" office:value="3556" calcext:value-type="float">
            <text:p>355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Christian</text:p>
          </table:table-cell>
          <table:table-cell office:value-type="float" office:value="3557" calcext:value-type="float">
            <text:p>355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indu</text:p>
          </table:table-cell>
          <table:table-cell office:value-type="float" office:value="3558" calcext:value-type="float">
            <text:p>355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ikh</text:p>
          </table:table-cell>
          <table:table-cell office:value-type="float" office:value="3559" calcext:value-type="float">
            <text:p>355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uddhist</text:p>
          </table:table-cell>
          <table:table-cell office:value-type="float" office:value="3560" calcext:value-type="float">
            <text:p>356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Eastern Religions</text:p>
          </table:table-cell>
          <table:table-cell office:value-type="float" office:value="3561" calcext:value-type="float">
            <text:p>356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ewish</text:p>
          </table:table-cell>
          <table:table-cell office:value-type="float" office:value="3562" calcext:value-type="float">
            <text:p>35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slam / Muslim</text:p>
          </table:table-cell>
          <table:table-cell office:value-type="float" office:value="3563" calcext:value-type="float">
            <text:p>356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non-Christian</text:p>
          </table:table-cell>
          <table:table-cell office:value-type="float" office:value="3564" calcext:value-type="float">
            <text:p>356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efused</text:p>
          </table:table-cell>
          <table:table-cell office:value-type="float" office:value="3565" calcext:value-type="float">
            <text:p>356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on't know</text:p>
          </table:table-cell>
          <table:table-cell office:value-type="float" office:value="3566" calcext:value-type="float">
            <text:p>356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ot at all religious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Very religious</text:p>
          </table:table-cell>
          <table:table-cell office:value-type="float" office:value="284" calcext:value-type="float">
            <text:p>2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Don't know)</text:p>
          </table:table-cell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very day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ore than once a week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ce a week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t least once a month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ly on special holy days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ss often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ever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on't know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very day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ore than once a week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ce a week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t least once a month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ly on special holy days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Less often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ever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on't know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ur or race</text:p>
          </table:table-cell>
          <table:table-cell office:value-type="float" office:value="3567" calcext:value-type="float">
            <text:p>356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y</text:p>
          </table:table-cell>
          <table:table-cell office:value-type="float" office:value="3568" calcext:value-type="float">
            <text:p>356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3569" calcext:value-type="float">
            <text:p>356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anguage</text:p>
          </table:table-cell>
          <table:table-cell office:value-type="float" office:value="3570" calcext:value-type="float">
            <text:p>357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thnic group</text:p>
          </table:table-cell>
          <table:table-cell office:value-type="float" office:value="3571" calcext:value-type="float">
            <text:p>357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ge</text:p>
          </table:table-cell>
          <table:table-cell office:value-type="float" office:value="3572" calcext:value-type="float">
            <text:p>357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nder</text:p>
          </table:table-cell>
          <table:table-cell office:value-type="float" office:value="3573" calcext:value-type="float">
            <text:p>357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ty</text:p>
          </table:table-cell>
          <table:table-cell office:value-type="float" office:value="3574" calcext:value-type="float">
            <text:p>357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isability</text:p>
          </table:table-cell>
          <table:table-cell office:value-type="float" office:value="3575" calcext:value-type="float">
            <text:p>357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ther (write in)</text:p>
          </table:table-cell>
          <table:table-cell office:value-type="float" office:value="3576" calcext:value-type="float">
            <text:p>357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on't know</text:p>
          </table:table-cell>
          <table:table-cell office:value-type="float" office:value="3577" calcext:value-type="float">
            <text:p>357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Within the last year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years ago</text:p>
          </table:table-cell>
          <table:table-cell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years ago</text:p>
          </table:table-cell>
          <table:table-cell office:value-type="float" office:value="307" calcext:value-type="float">
            <text:p>3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years ago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ore than 20 years ago</text:p>
          </table:table-cell>
          <table:table-cell office:value-type="float" office:value="309" calcext:value-type="float">
            <text:p>3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on't know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rite in up to 2 languages</text:p>
          </table:table-cell>
          <table:table-cell office:value-type="float" office:value="3578" calcext:value-type="float">
            <text:p>357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Don't know)</text:p>
          </table:table-cell>
          <table:table-cell office:value-type="float" office:value="3579" calcext:value-type="float">
            <text:p>357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ever or almost never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me of the time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bout half the time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 of the time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lways or almost always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on't have health problems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on't know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ever or almost never</text:p>
          </table:table-cell>
          <table:table-cell office:value-type="float" office:value="326" calcext:value-type="float">
            <text:p>3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ome of the time</text:p>
          </table:table-cell>
          <table:table-cell office:value-type="float" office:value="327" calcext:value-type="float">
            <text:p>3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bout half the time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 of the time</text:p>
          </table:table-cell>
          <table:table-cell office:value-type="float" office:value="329" calcext:value-type="float">
            <text:p>3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ways or almost always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on't use prescribed medicines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on't know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ver or almost never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ome of the time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bout half the time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 of the time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lways or almost always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on't have health problems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on't know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didn't collect the medicine from the pharmacy</text:p>
          </table:table-cell>
          <table:table-cell office:value-type="float" office:value="333" calcext:value-type="float">
            <text:p>3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collected the medicine but didn't use any of it</text:p>
          </table:table-cell>
          <table:table-cell office:value-type="float" office:value="334" calcext:value-type="float">
            <text:p>3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some or all of the medicine but not exactly as prescribed</text:p>
          </table:table-cell>
          <table:table-cell office:value-type="float" office:value="335" calcext:value-type="float">
            <text:p>3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the medicine exactly as prescribed</text:p>
          </table:table-cell>
          <table:table-cell office:value-type="float" office:value="336" calcext:value-type="float">
            <text:p>3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n't remember last occasion</text:p>
          </table:table-cell>
          <table:table-cell office:value-type="float" office:value="337" calcext:value-type="float">
            <text:p>3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ever had a prescription from a doctor</text:p>
          </table:table-cell>
          <table:table-cell office:value-type="float" office:value="338" calcext:value-type="float">
            <text:p>3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ther answer</text:p>
          </table:table-cell>
          <table:table-cell office:value-type="float" office:value="339" calcext:value-type="float">
            <text:p>3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on't know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Four times or more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wo or three times</text:p>
          </table:table-cell>
          <table:table-cell office:value-type="float" office:value="342" calcext:value-type="float">
            <text:p>3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Once</text:p>
          </table:table-cell>
          <table:table-cell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ot in last 5 years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on't know</text:p>
          </table:table-cell>
          <table:table-cell office:value-type="float" office:value="345" calcext:value-type="float">
            <text:p>3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ough choice</text:p>
          </table:table-cell>
          <table:table-cell office:value-type="float" office:value="3580" calcext:value-type="float">
            <text:p>358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r not enough choice?</text:p>
          </table:table-cell>
          <table:table-cell office:value-type="float" office:value="3581" calcext:value-type="float">
            <text:p>358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on't know</text:p>
          </table:table-cell>
          <table:table-cell office:value-type="float" office:value="3582" calcext:value-type="float">
            <text:p>358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The same doctor for all your everyday health problems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r different doctors for different everyday health problems?</text:p>
          </table:table-cell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preference either way</text:p>
          </table:table-cell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on't know</text:p>
          </table:table-cell>
          <table:table-cell office:value-type="float" office:value="371" calcext:value-type="float">
            <text:p>3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ever</text:p>
          </table:table-cell>
          <table:table-cell office:value-type="float" office:value="372" calcext:value-type="float">
            <text:p>3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Once or twice</text:p>
          </table:table-cell>
          <table:table-cell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times</text:p>
          </table:table-cell>
          <table:table-cell office:value-type="float" office:value="374" calcext:value-type="float">
            <text:p>3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times</text:p>
          </table:table-cell>
          <table:table-cell office:value-type="float" office:value="375" calcext:value-type="float">
            <text:p>3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re than 10 times</text:p>
          </table:table-cell>
          <table:table-cell office:value-type="float" office:value="376" calcext:value-type="float">
            <text:p>3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on't know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t at all worried</text:p>
          </table:table-cell>
          <table:table-cell office:value-type="float" office:value="402" calcext:value-type="float">
            <text:p>4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A bit worried</text:p>
          </table:table-cell>
          <table:table-cell office:value-type="float" office:value="403" calcext:value-type="float">
            <text:p>4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airly worried</text:p>
          </table:table-cell>
          <table:table-cell office:value-type="float" office:value="404" calcext:value-type="float">
            <text:p>4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ery worried</text:p>
          </table:table-cell>
          <table:table-cell office:value-type="float" office:value="405" calcext:value-type="float">
            <text:p>4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on't know</text:p>
          </table:table-cell>
          <table:table-cell office:value-type="float" office:value="406" calcext:value-type="float">
            <text:p>4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ne</text:p>
          </table:table-cell>
          <table:table-cell office:value-type="float" office:value="3583" calcext:value-type="float">
            <text:p>358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A few of them</text:p>
          </table:table-cell>
          <table:table-cell office:value-type="float" office:value="3584" calcext:value-type="float">
            <text:p>358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Quite a lot</text:p>
          </table:table-cell>
          <table:table-cell office:value-type="float" office:value="3585" calcext:value-type="float">
            <text:p>358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 or all of them</text:p>
          </table:table-cell>
          <table:table-cell office:value-type="float" office:value="3586" calcext:value-type="float">
            <text:p>358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I would never do it</text:p>
          </table:table-cell>
          <table:table-cell office:value-type="float" office:value="3587" calcext:value-type="float">
            <text:p>358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Refused</text:p>
          </table:table-cell>
          <table:table-cell office:value-type="float" office:value="3588" calcext:value-type="float">
            <text:p>358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on't know</text:p>
          </table:table-cell>
          <table:table-cell office:value-type="float" office:value="3589" calcext:value-type="float">
            <text:p>358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ever</text:p>
          </table:table-cell>
          <table:table-cell office:value-type="float" office:value="3590" calcext:value-type="float">
            <text:p>35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nce</text:p>
          </table:table-cell>
          <table:table-cell office:value-type="float" office:value="3591" calcext:value-type="float">
            <text:p>359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Twice</text:p>
          </table:table-cell>
          <table:table-cell office:value-type="float" office:value="3592" calcext:value-type="float">
            <text:p>35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r 4 times</text:p>
          </table:table-cell>
          <table:table-cell office:value-type="float" office:value="3593" calcext:value-type="float">
            <text:p>359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times or more</text:p>
          </table:table-cell>
          <table:table-cell office:value-type="float" office:value="3594" calcext:value-type="float">
            <text:p>3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experience</text:p>
          </table:table-cell>
          <table:table-cell office:value-type="float" office:value="3595" calcext:value-type="float">
            <text:p>359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Refused</text:p>
          </table:table-cell>
          <table:table-cell office:value-type="float" office:value="3596" calcext:value-type="float">
            <text:p>359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Don't know</text:p>
          </table:table-cell>
          <table:table-cell office:value-type="float" office:value="3597" calcext:value-type="float">
            <text:p>35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ever</text:p>
          </table:table-cell>
          <table:table-cell office:value-type="float" office:value="3590" calcext:value-type="float">
            <text:p>35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Once</text:p>
          </table:table-cell>
          <table:table-cell office:value-type="float" office:value="3591" calcext:value-type="float">
            <text:p>359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Twice</text:p>
          </table:table-cell>
          <table:table-cell office:value-type="float" office:value="3592" calcext:value-type="float">
            <text:p>35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r 4 times</text:p>
          </table:table-cell>
          <table:table-cell office:value-type="float" office:value="3593" calcext:value-type="float">
            <text:p>359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times or more</text:p>
          </table:table-cell>
          <table:table-cell office:value-type="float" office:value="3594" calcext:value-type="float">
            <text:p>3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experience</text:p>
          </table:table-cell>
          <table:table-cell office:value-type="float" office:value="3595" calcext:value-type="float">
            <text:p>359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Refused</text:p>
          </table:table-cell>
          <table:table-cell office:value-type="float" office:value="3596" calcext:value-type="float">
            <text:p>359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Don't know</text:p>
          </table:table-cell>
          <table:table-cell office:value-type="float" office:value="3597" calcext:value-type="float">
            <text:p>35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ever</text:p>
          </table:table-cell>
          <table:table-cell office:value-type="float" office:value="3590" calcext:value-type="float">
            <text:p>35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Once</text:p>
          </table:table-cell>
          <table:table-cell office:value-type="float" office:value="3591" calcext:value-type="float">
            <text:p>359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Twice</text:p>
          </table:table-cell>
          <table:table-cell office:value-type="float" office:value="3592" calcext:value-type="float">
            <text:p>35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r 4 times</text:p>
          </table:table-cell>
          <table:table-cell office:value-type="float" office:value="3593" calcext:value-type="float">
            <text:p>359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times or more</text:p>
          </table:table-cell>
          <table:table-cell office:value-type="float" office:value="3594" calcext:value-type="float">
            <text:p>3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experience</text:p>
          </table:table-cell>
          <table:table-cell office:value-type="float" office:value="3595" calcext:value-type="float">
            <text:p>359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Refused</text:p>
          </table:table-cell>
          <table:table-cell office:value-type="float" office:value="3596" calcext:value-type="float">
            <text:p>359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Don't know</text:p>
          </table:table-cell>
          <table:table-cell office:value-type="float" office:value="3597" calcext:value-type="float">
            <text:p>35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ever</text:p>
          </table:table-cell>
          <table:table-cell office:value-type="float" office:value="3590" calcext:value-type="float">
            <text:p>35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Once</text:p>
          </table:table-cell>
          <table:table-cell office:value-type="float" office:value="3591" calcext:value-type="float">
            <text:p>359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Twice</text:p>
          </table:table-cell>
          <table:table-cell office:value-type="float" office:value="3592" calcext:value-type="float">
            <text:p>35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r 4 times</text:p>
          </table:table-cell>
          <table:table-cell office:value-type="float" office:value="3593" calcext:value-type="float">
            <text:p>359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times or more</text:p>
          </table:table-cell>
          <table:table-cell office:value-type="float" office:value="3594" calcext:value-type="float">
            <text:p>3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experience</text:p>
          </table:table-cell>
          <table:table-cell office:value-type="float" office:value="3595" calcext:value-type="float">
            <text:p>359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Refused</text:p>
          </table:table-cell>
          <table:table-cell office:value-type="float" office:value="3596" calcext:value-type="float">
            <text:p>359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Don't know</text:p>
          </table:table-cell>
          <table:table-cell office:value-type="float" office:value="3597" calcext:value-type="float">
            <text:p>35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ever</text:p>
          </table:table-cell>
          <table:table-cell office:value-type="float" office:value="3590" calcext:value-type="float">
            <text:p>35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Once</text:p>
          </table:table-cell>
          <table:table-cell office:value-type="float" office:value="3591" calcext:value-type="float">
            <text:p>359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Twice</text:p>
          </table:table-cell>
          <table:table-cell office:value-type="float" office:value="3592" calcext:value-type="float">
            <text:p>35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r 4 times</text:p>
          </table:table-cell>
          <table:table-cell office:value-type="float" office:value="3593" calcext:value-type="float">
            <text:p>359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times or more</text:p>
          </table:table-cell>
          <table:table-cell office:value-type="float" office:value="3594" calcext:value-type="float">
            <text:p>3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experience</text:p>
          </table:table-cell>
          <table:table-cell office:value-type="float" office:value="3595" calcext:value-type="float">
            <text:p>359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Refused</text:p>
          </table:table-cell>
          <table:table-cell office:value-type="float" office:value="3596" calcext:value-type="float">
            <text:p>359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Don't know</text:p>
          </table:table-cell>
          <table:table-cell office:value-type="float" office:value="3597" calcext:value-type="float">
            <text:p>35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ever</text:p>
          </table:table-cell>
          <table:table-cell office:value-type="float" office:value="3590" calcext:value-type="float">
            <text:p>35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Once</text:p>
          </table:table-cell>
          <table:table-cell office:value-type="float" office:value="3591" calcext:value-type="float">
            <text:p>359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wice</text:p>
          </table:table-cell>
          <table:table-cell office:value-type="float" office:value="3592" calcext:value-type="float">
            <text:p>35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r 4 times</text:p>
          </table:table-cell>
          <table:table-cell office:value-type="float" office:value="3593" calcext:value-type="float">
            <text:p>359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times or more</text:p>
          </table:table-cell>
          <table:table-cell office:value-type="float" office:value="3594" calcext:value-type="float">
            <text:p>3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experience</text:p>
          </table:table-cell>
          <table:table-cell office:value-type="float" office:value="3595" calcext:value-type="float">
            <text:p>359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Refused</text:p>
          </table:table-cell>
          <table:table-cell office:value-type="float" office:value="3596" calcext:value-type="float">
            <text:p>359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Don't know</text:p>
          </table:table-cell>
          <table:table-cell office:value-type="float" office:value="3597" calcext:value-type="float">
            <text:p>35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ever</text:p>
          </table:table-cell>
          <table:table-cell office:value-type="float" office:value="3590" calcext:value-type="float">
            <text:p>35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Once</text:p>
          </table:table-cell>
          <table:table-cell office:value-type="float" office:value="3591" calcext:value-type="float">
            <text:p>359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wice</text:p>
          </table:table-cell>
          <table:table-cell office:value-type="float" office:value="3592" calcext:value-type="float">
            <text:p>35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r 4 times</text:p>
          </table:table-cell>
          <table:table-cell office:value-type="float" office:value="3593" calcext:value-type="float">
            <text:p>359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imes or more</text:p>
          </table:table-cell>
          <table:table-cell office:value-type="float" office:value="3594" calcext:value-type="float">
            <text:p>3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experience</text:p>
          </table:table-cell>
          <table:table-cell office:value-type="float" office:value="3595" calcext:value-type="float">
            <text:p>359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Refused</text:p>
          </table:table-cell>
          <table:table-cell office:value-type="float" office:value="3596" calcext:value-type="float">
            <text:p>359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Don't know</text:p>
          </table:table-cell>
          <table:table-cell office:value-type="float" office:value="3597" calcext:value-type="float">
            <text:p>35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ale</text:p>
          </table:table-cell>
          <table:table-cell office:value-type="float" office:value="881" calcext:value-type="float">
            <text:p>88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male</text:p>
          </table:table-cell>
          <table:table-cell office:value-type="float" office:value="882" calcext:value-type="float">
            <text:p>88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Don't know)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LU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usband/wife/partner</text:p>
          </table:table-cell>
          <table:table-cell office:value-type="float" office:value="3598" calcext:value-type="float">
            <text:p>359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n/daughter (inc. step, adopted, foster, child of partner)</text:p>
          </table:table-cell>
          <table:table-cell office:value-type="float" office:value="3599" calcext:value-type="float">
            <text:p>359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rent, parent- in-law, partner's parent, step parent</text:p>
          </table:table-cell>
          <table:table-cell office:value-type="float" office:value="3600" calcext:value-type="float">
            <text:p>360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ther/sister (inc. step, adopted, foster)</text:p>
          </table:table-cell>
          <table:table-cell office:value-type="float" office:value="3601" calcext:value-type="float">
            <text:p>360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her relative</text:p>
          </table:table-cell>
          <table:table-cell office:value-type="float" office:value="3602" calcext:value-type="float">
            <text:p>360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her non-relative</text:p>
          </table:table-cell>
          <table:table-cell office:value-type="float" office:value="3603" calcext:value-type="float">
            <text:p>360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Don't know)</text:p>
          </table:table-cell>
          <table:table-cell office:value-type="float" office:value="3604" calcext:value-type="float">
            <text:p>360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uxembourg-Town</text:p>
          </table:table-cell>
          <table:table-cell office:value-type="float" office:value="3605" calcext:value-type="float">
            <text:p>360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The suburbs or outskirts of Luxembourg</text:p>
          </table:table-cell>
          <table:table-cell office:value-type="float" office:value="3606" calcext:value-type="float">
            <text:p>360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n other town</text:p>
          </table:table-cell>
          <table:table-cell office:value-type="float" office:value="3607" calcext:value-type="float">
            <text:p>360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country village</text:p>
          </table:table-cell>
          <table:table-cell office:value-type="float" office:value="3608" calcext:value-type="float">
            <text:p>360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farm or home in the countryside</text:p>
          </table:table-cell>
          <table:table-cell office:value-type="float" office:value="3609" calcext:value-type="float">
            <text:p>360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on't know</text:p>
          </table:table-cell>
          <table:table-cell office:value-type="float" office:value="3610" calcext:value-type="float">
            <text:p>361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o qualifications</text:p>
          </table:table-cell>
          <table:table-cell office:value-type="float" office:value="3611" calcext:value-type="float">
            <text:p>361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cole primaire</text:p>
          </table:table-cell>
          <table:table-cell office:value-type="float" office:value="3612" calcext:value-type="float">
            <text:p>361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ire supérieur</text:p>
          </table:table-cell>
          <table:table-cell office:value-type="float" office:value="3613" calcext:value-type="float">
            <text:p>361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3614" calcext:value-type="float">
            <text:p>361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3615" calcext:value-type="float">
            <text:p>361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apprentissage</text:p>
          </table:table-cell>
          <table:table-cell office:value-type="float" office:value="3616" calcext:value-type="float">
            <text:p>361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3617" calcext:value-type="float">
            <text:p>361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3618" calcext:value-type="float">
            <text:p>361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3619" calcext:value-type="float">
            <text:p>361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3620" calcext:value-type="float">
            <text:p>362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3621" calcext:value-type="float">
            <text:p>362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3622" calcext:value-type="float">
            <text:p>362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3623" calcext:value-type="float">
            <text:p>362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3624" calcext:value-type="float">
            <text:p>362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3625" calcext:value-type="float">
            <text:p>362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3626" calcext:value-type="float">
            <text:p>362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3627" calcext:value-type="float">
            <text:p>362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3628" calcext:value-type="float">
            <text:p>362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3629" calcext:value-type="float">
            <text:p>362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Other (write in)</text:p>
          </table:table-cell>
          <table:table-cell office:value-type="float" office:value="3630" calcext:value-type="float">
            <text:p>363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n't know</text:p>
          </table:table-cell>
          <table:table-cell office:value-type="float" office:value="3631" calcext:value-type="float">
            <text:p>363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al or no specific field</text:p>
          </table:table-cell>
          <table:table-cell office:value-type="float" office:value="3632" calcext:value-type="float">
            <text:p>363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rt – fine or applied</text:p>
          </table:table-cell>
          <table:table-cell office:value-type="float" office:value="3633" calcext:value-type="float">
            <text:p>363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ties – languages, classics, history, theology, etc</text:p>
          </table:table-cell>
          <table:table-cell office:value-type="float" office:value="3634" calcext:value-type="float">
            <text:p>363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cal &amp; engineering, including architecture and planning, industry, craft, building trades, etc.</text:p>
          </table:table-cell>
          <table:table-cell office:value-type="float" office:value="3635" calcext:value-type="float">
            <text:p>363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griculture &amp; forestry</text:p>
          </table:table-cell>
          <table:table-cell office:value-type="float" office:value="3636" calcext:value-type="float">
            <text:p>363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acher training or education</text:p>
          </table:table-cell>
          <table:table-cell office:value-type="float" office:value="3637" calcext:value-type="float">
            <text:p>363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cience, mathematics, computing, etc</text:p>
          </table:table-cell>
          <table:table-cell office:value-type="float" office:value="3638" calcext:value-type="float">
            <text:p>363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cal, health services, nursing, etc.</text:p>
          </table:table-cell>
          <table:table-cell office:value-type="float" office:value="3639" calcext:value-type="float">
            <text:p>363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conomics, commerce, business administration, accountancy, etc</text:p>
          </table:table-cell>
          <table:table-cell office:value-type="float" office:value="3640" calcext:value-type="float">
            <text:p>364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cial &amp; behavioural studies, public administration, media, culture, sport and leisure studies, etc</text:p>
          </table:table-cell>
          <table:table-cell office:value-type="float" office:value="3641" calcext:value-type="float">
            <text:p>364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w and legal services</text:p>
          </table:table-cell>
          <table:table-cell office:value-type="float" office:value="3642" calcext:value-type="float">
            <text:p>364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rsonal care services - catering, domestic science, hairdressing, etc</text:p>
          </table:table-cell>
          <table:table-cell office:value-type="float" office:value="3643" calcext:value-type="float">
            <text:p>364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ublic order and safety – police, army, fire services, etc</text:p>
          </table:table-cell>
          <table:table-cell office:value-type="float" office:value="3644" calcext:value-type="float">
            <text:p>364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 and telecommunications</text:p>
          </table:table-cell>
          <table:table-cell office:value-type="float" office:value="3645" calcext:value-type="float">
            <text:p>364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Don't know</text:p>
          </table:table-cell>
          <table:table-cell office:value-type="float" office:value="3646" calcext:value-type="float">
            <text:p>364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3647" calcext:value-type="float">
            <text:p>364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3648" calcext:value-type="float">
            <text:p>364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3649" calcext:value-type="float">
            <text:p>364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3650" calcext:value-type="float">
            <text:p>36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3651" calcext:value-type="float">
            <text:p>365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retired</text:p>
          </table:table-cell>
          <table:table-cell office:value-type="float" office:value="3652" calcext:value-type="float">
            <text:p>365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3653" calcext:value-type="float">
            <text:p>365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3654" calcext:value-type="float">
            <text:p>365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other)</text:p>
          </table:table-cell>
          <table:table-cell office:value-type="float" office:value="3655" calcext:value-type="float">
            <text:p>36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Don't know</text:p>
          </table:table-cell>
          <table:table-cell office:value-type="float" office:value="3656" calcext:value-type="float">
            <text:p>365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3647" calcext:value-type="float">
            <text:p>364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3648" calcext:value-type="float">
            <text:p>364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3649" calcext:value-type="float">
            <text:p>364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3650" calcext:value-type="float">
            <text:p>36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3651" calcext:value-type="float">
            <text:p>365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retired</text:p>
          </table:table-cell>
          <table:table-cell office:value-type="float" office:value="3652" calcext:value-type="float">
            <text:p>365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3653" calcext:value-type="float">
            <text:p>365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3654" calcext:value-type="float">
            <text:p>365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other)</text:p>
          </table:table-cell>
          <table:table-cell office:value-type="float" office:value="3655" calcext:value-type="float">
            <text:p>36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Don't know</text:p>
          </table:table-cell>
          <table:table-cell office:value-type="float" office:value="3656" calcext:value-type="float">
            <text:p>365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n employee</text:p>
          </table:table-cell>
          <table:table-cell office:value-type="float" office:value="3657" calcext:value-type="float">
            <text:p>365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f-employed</text:p>
          </table:table-cell>
          <table:table-cell office:value-type="float" office:value="3658" calcext:value-type="float">
            <text:p>365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orking for your own family's business</text:p>
          </table:table-cell>
          <table:table-cell office:value-type="float" office:value="3659" calcext:value-type="float">
            <text:p>365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on't know</text:p>
          </table:table-cell>
          <table:table-cell office:value-type="float" office:value="3660" calcext:value-type="float">
            <text:p>366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LU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limited duration</text:p>
          </table:table-cell>
          <table:table-cell office:value-type="float" office:value="3661" calcext:value-type="float">
            <text:p>366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limited duration</text:p>
          </table:table-cell>
          <table:table-cell office:value-type="float" office:value="3662" calcext:value-type="float">
            <text:p>366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/did you have no contract</text:p>
          </table:table-cell>
          <table:table-cell office:value-type="float" office:value="3663" calcext:value-type="float">
            <text:p>366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n't know</text:p>
          </table:table-cell>
          <table:table-cell office:value-type="float" office:value="3664" calcext:value-type="float">
            <text:p>366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under 10</text:p>
          </table:table-cell>
          <table:table-cell office:value-type="float" office:value="3665" calcext:value-type="float">
            <text:p>366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to 24</text:p>
          </table:table-cell>
          <table:table-cell office:value-type="float" office:value="3666" calcext:value-type="float">
            <text:p>366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to 99</text:p>
          </table:table-cell>
          <table:table-cell office:value-type="float" office:value="3667" calcext:value-type="float">
            <text:p>366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to 499</text:p>
          </table:table-cell>
          <table:table-cell office:value-type="float" office:value="3668" calcext:value-type="float">
            <text:p>366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r, 500 or more</text:p>
          </table:table-cell>
          <table:table-cell office:value-type="float" office:value="3669" calcext:value-type="float">
            <text:p>366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on't know</text:p>
          </table:table-cell>
          <table:table-cell office:value-type="float" office:value="3670" calcext:value-type="float">
            <text:p>36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3671" calcext:value-type="float">
            <text:p>36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3672" calcext:value-type="float">
            <text:p>367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3673" calcext:value-type="float">
            <text:p>367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3674" calcext:value-type="float">
            <text:p>367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3675" calcext:value-type="float">
            <text:p>36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3676" calcext:value-type="float">
            <text:p>367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3678" calcext:value-type="float">
            <text:p>367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3679" calcext:value-type="float">
            <text:p>367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3680" calcext:value-type="float">
            <text:p>36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3681" calcext:value-type="float">
            <text:p>368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Don't know)</text:p>
          </table:table-cell>
          <table:table-cell office:value-type="float" office:value="3682" calcext:value-type="float">
            <text:p>368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3671" calcext:value-type="float">
            <text:p>36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3672" calcext:value-type="float">
            <text:p>367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3673" calcext:value-type="float">
            <text:p>367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3674" calcext:value-type="float">
            <text:p>367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3675" calcext:value-type="float">
            <text:p>36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3676" calcext:value-type="float">
            <text:p>367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3678" calcext:value-type="float">
            <text:p>367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3679" calcext:value-type="float">
            <text:p>367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3680" calcext:value-type="float">
            <text:p>36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3681" calcext:value-type="float">
            <text:p>368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Don't know)</text:p>
          </table:table-cell>
          <table:table-cell office:value-type="float" office:value="3682" calcext:value-type="float">
            <text:p>368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3671" calcext:value-type="float">
            <text:p>36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3672" calcext:value-type="float">
            <text:p>367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3673" calcext:value-type="float">
            <text:p>367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3674" calcext:value-type="float">
            <text:p>367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3675" calcext:value-type="float">
            <text:p>36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3676" calcext:value-type="float">
            <text:p>367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3678" calcext:value-type="float">
            <text:p>367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3679" calcext:value-type="float">
            <text:p>367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3680" calcext:value-type="float">
            <text:p>36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3681" calcext:value-type="float">
            <text:p>368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Don't know)</text:p>
          </table:table-cell>
          <table:table-cell office:value-type="float" office:value="3682" calcext:value-type="float">
            <text:p>368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currently</text:p>
          </table:table-cell>
          <table:table-cell office:value-type="float" office:value="3683" calcext:value-type="float">
            <text:p>368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previously</text:p>
          </table:table-cell>
          <table:table-cell office:value-type="float" office:value="3684" calcext:value-type="float">
            <text:p>368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o</text:p>
          </table:table-cell>
          <table:table-cell office:value-type="float" office:value="3685" calcext:value-type="float">
            <text:p>368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Don't know</text:p>
          </table:table-cell>
          <table:table-cell office:value-type="float" office:value="3686" calcext:value-type="float">
            <text:p>368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ges or salaries</text:p>
          </table:table-cell>
          <table:table-cell office:value-type="float" office:value="3687" calcext:value-type="float">
            <text:p>368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self-employment (excluding farming)</text:p>
          </table:table-cell>
          <table:table-cell office:value-type="float" office:value="3688" calcext:value-type="float">
            <text:p>368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farming</text:p>
          </table:table-cell>
          <table:table-cell office:value-type="float" office:value="3689" calcext:value-type="float">
            <text:p>368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ions</text:p>
          </table:table-cell>
          <table:table-cell office:value-type="float" office:value="3690" calcext:value-type="float">
            <text:p>369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Unemployment/redundancy benefit</text:p>
          </table:table-cell>
          <table:table-cell office:value-type="float" office:value="3691" calcext:value-type="float">
            <text:p>369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y other social benefits or grants</text:p>
          </table:table-cell>
          <table:table-cell office:value-type="float" office:value="3692" calcext:value-type="float">
            <text:p>369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investment, savings, insurance or property</text:p>
          </table:table-cell>
          <table:table-cell office:value-type="float" office:value="3693" calcext:value-type="float">
            <text:p>369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other sources</text:p>
          </table:table-cell>
          <table:table-cell office:value-type="float" office:value="3694" calcext:value-type="float">
            <text:p>369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fused</text:p>
          </table:table-cell>
          <table:table-cell office:value-type="float" office:value="3695" calcext:value-type="float">
            <text:p>369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Don't know</text:p>
          </table:table-cell>
          <table:table-cell office:value-type="float" office:value="3696" calcext:value-type="float">
            <text:p>369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proximate MONTHLY</text:p>
          </table:table-cell>
          <table:table-cell office:value-type="float" office:value="3697" calcext:value-type="float">
            <text:p>369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Less than €150</text:p>
          </table:table-cell>
          <table:table-cell office:value-type="float" office:value="3698" calcext:value-type="float">
            <text:p>369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€150 to under €300</text:p>
          </table:table-cell>
          <table:table-cell office:value-type="float" office:value="3699" calcext:value-type="float">
            <text:p>369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€300 to under €500</text:p>
          </table:table-cell>
          <table:table-cell office:value-type="float" office:value="3700" calcext:value-type="float">
            <text:p>37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€500 to under €1000</text:p>
          </table:table-cell>
          <table:table-cell office:value-type="float" office:value="3701" calcext:value-type="float">
            <text:p>370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€1000 to under €1500</text:p>
          </table:table-cell>
          <table:table-cell office:value-type="float" office:value="3702" calcext:value-type="float">
            <text:p>370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€1500 to under €2000</text:p>
          </table:table-cell>
          <table:table-cell office:value-type="float" office:value="3703" calcext:value-type="float">
            <text:p>370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€2000 to under €2500</text:p>
          </table:table-cell>
          <table:table-cell office:value-type="float" office:value="3704" calcext:value-type="float">
            <text:p>370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€2500 to under €3000</text:p>
          </table:table-cell>
          <table:table-cell office:value-type="float" office:value="3705" calcext:value-type="float">
            <text:p>370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€3000 to under €5000</text:p>
          </table:table-cell>
          <table:table-cell office:value-type="float" office:value="3706" calcext:value-type="float">
            <text:p>370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€5000 to under €7500</text:p>
          </table:table-cell>
          <table:table-cell office:value-type="float" office:value="3707" calcext:value-type="float">
            <text:p>370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€7500 to under €10000</text:p>
          </table:table-cell>
          <table:table-cell office:value-type="float" office:value="3708" calcext:value-type="float">
            <text:p>370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€10000 or more</text:p>
          </table:table-cell>
          <table:table-cell office:value-type="float" office:value="3709" calcext:value-type="float">
            <text:p>370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efused</text:p>
          </table:table-cell>
          <table:table-cell office:value-type="float" office:value="3710" calcext:value-type="float">
            <text:p>371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on't know</text:p>
          </table:table-cell>
          <table:table-cell office:value-type="float" office:value="3711" calcext:value-type="float">
            <text:p>371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proximate ANNUAL</text:p>
          </table:table-cell>
          <table:table-cell office:value-type="float" office:value="3712" calcext:value-type="float">
            <text:p>371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Less than €1800</text:p>
          </table:table-cell>
          <table:table-cell office:value-type="float" office:value="3713" calcext:value-type="float">
            <text:p>371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€150 to under €300 €1800 to under €3600</text:p>
          </table:table-cell>
          <table:table-cell office:value-type="float" office:value="3714" calcext:value-type="float">
            <text:p>371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€300 to under €500 €3600 to under €6000€</text:p>
          </table:table-cell>
          <table:table-cell office:value-type="float" office:value="3715" calcext:value-type="float">
            <text:p>371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€500 to under €1000 €6000 to under €12000</text:p>
          </table:table-cell>
          <table:table-cell office:value-type="float" office:value="3716" calcext:value-type="float">
            <text:p>371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€1000 to under €1500 €12000 to under €18000</text:p>
          </table:table-cell>
          <table:table-cell office:value-type="float" office:value="3717" calcext:value-type="float">
            <text:p>371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€1500 to under €2000 €18000 to under €24000</text:p>
          </table:table-cell>
          <table:table-cell office:value-type="float" office:value="3718" calcext:value-type="float">
            <text:p>371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€2000 to under €2500 €24000 to under €30000</text:p>
          </table:table-cell>
          <table:table-cell office:value-type="float" office:value="3719" calcext:value-type="float">
            <text:p>371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€2500 to under €3000 €30000 to under €36000</text:p>
          </table:table-cell>
          <table:table-cell office:value-type="float" office:value="3720" calcext:value-type="float">
            <text:p>372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€3000 to under €5000 €36000 to under €60000</text:p>
          </table:table-cell>
          <table:table-cell office:value-type="float" office:value="3721" calcext:value-type="float">
            <text:p>372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€5000 to under €7500 €60000 to under €90000</text:p>
          </table:table-cell>
          <table:table-cell office:value-type="float" office:value="3722" calcext:value-type="float">
            <text:p>372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€7500 to under €10000 €90000 to under €120000€</text:p>
          </table:table-cell>
          <table:table-cell office:value-type="float" office:value="3723" calcext:value-type="float">
            <text:p>372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€10000 or more €120000 or more</text:p>
          </table:table-cell>
          <table:table-cell office:value-type="float" office:value="3724" calcext:value-type="float">
            <text:p>372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Don't know)</text:p>
          </table:table-cell>
          <table:table-cell office:value-type="float" office:value="3725" calcext:value-type="float">
            <text:p>372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one</text:p>
          </table:table-cell>
          <table:table-cell office:value-type="float" office:value="3726" calcext:value-type="float">
            <text:p>372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small</text:p>
          </table:table-cell>
          <table:table-cell office:value-type="float" office:value="3727" calcext:value-type="float">
            <text:p>372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der a half</text:p>
          </table:table-cell>
          <table:table-cell office:value-type="float" office:value="3728" calcext:value-type="float">
            <text:p>372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bout half</text:p>
          </table:table-cell>
          <table:table-cell office:value-type="float" office:value="3729" calcext:value-type="float">
            <text:p>372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Over a half</text:p>
          </table:table-cell>
          <table:table-cell office:value-type="float" office:value="3730" calcext:value-type="float">
            <text:p>373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large</text:p>
          </table:table-cell>
          <table:table-cell office:value-type="float" office:value="3731" calcext:value-type="float">
            <text:p>373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</text:p>
          </table:table-cell>
          <table:table-cell office:value-type="float" office:value="3732" calcext:value-type="float">
            <text:p>373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Refused</text:p>
          </table:table-cell>
          <table:table-cell office:value-type="float" office:value="3733" calcext:value-type="float">
            <text:p>373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Don't know</text:p>
          </table:table-cell>
          <table:table-cell office:value-type="float" office:value="3734" calcext:value-type="float">
            <text:p>373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Living comfortably on present income</text:p>
          </table:table-cell>
          <table:table-cell office:value-type="float" office:value="3735" calcext:value-type="float">
            <text:p>373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ping on present income</text:p>
          </table:table-cell>
          <table:table-cell office:value-type="float" office:value="3736" calcext:value-type="float">
            <text:p>373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difficult on present income</text:p>
          </table:table-cell>
          <table:table-cell office:value-type="float" office:value="3737" calcext:value-type="float">
            <text:p>373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very difficult on present income</text:p>
          </table:table-cell>
          <table:table-cell office:value-type="float" office:value="3738" calcext:value-type="float">
            <text:p>373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Don't know</text:p>
          </table:table-cell>
          <table:table-cell office:value-type="float" office:value="3739" calcext:value-type="float">
            <text:p>373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difficult</text:p>
          </table:table-cell>
          <table:table-cell office:value-type="float" office:value="3740" calcext:value-type="float">
            <text:p>374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difficult</text:p>
          </table:table-cell>
          <table:table-cell office:value-type="float" office:value="3741" calcext:value-type="float">
            <text:p>374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Neither easy nor difficult</text:p>
          </table:table-cell>
          <table:table-cell office:value-type="float" office:value="3742" calcext:value-type="float">
            <text:p>374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easy</text:p>
          </table:table-cell>
          <table:table-cell office:value-type="float" office:value="3743" calcext:value-type="float">
            <text:p>374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easy</text:p>
          </table:table-cell>
          <table:table-cell office:value-type="float" office:value="3744" calcext:value-type="float">
            <text:p>374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on't know</text:p>
          </table:table-cell>
          <table:table-cell office:value-type="float" office:value="3745" calcext:value-type="float">
            <text:p>374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 qualifications</text:p>
          </table:table-cell>
          <table:table-cell office:value-type="float" office:value="3746" calcext:value-type="float">
            <text:p>374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cole primaire</text:p>
          </table:table-cell>
          <table:table-cell office:value-type="float" office:value="3747" calcext:value-type="float">
            <text:p>374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ire supérieur</text:p>
          </table:table-cell>
          <table:table-cell office:value-type="float" office:value="3748" calcext:value-type="float">
            <text:p>374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3749" calcext:value-type="float">
            <text:p>374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3750" calcext:value-type="float">
            <text:p>375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apprentissage</text:p>
          </table:table-cell>
          <table:table-cell office:value-type="float" office:value="3751" calcext:value-type="float">
            <text:p>375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3752" calcext:value-type="float">
            <text:p>375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3753" calcext:value-type="float">
            <text:p>375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3754" calcext:value-type="float">
            <text:p>375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3755" calcext:value-type="float">
            <text:p>375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3756" calcext:value-type="float">
            <text:p>375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3757" calcext:value-type="float">
            <text:p>375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3758" calcext:value-type="float">
            <text:p>375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3759" calcext:value-type="float">
            <text:p>375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3760" calcext:value-type="float">
            <text:p>376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3761" calcext:value-type="float">
            <text:p>376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3762" calcext:value-type="float">
            <text:p>376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3763" calcext:value-type="float">
            <text:p>376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3764" calcext:value-type="float">
            <text:p>376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Other</text:p>
          </table:table-cell>
          <table:table-cell office:value-type="float" office:value="3765" calcext:value-type="float">
            <text:p>376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Don't know)</text:p>
          </table:table-cell>
          <table:table-cell office:value-type="float" office:value="3766" calcext:value-type="float">
            <text:p>376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3647" calcext:value-type="float">
            <text:p>364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3648" calcext:value-type="float">
            <text:p>364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3649" calcext:value-type="float">
            <text:p>364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3650" calcext:value-type="float">
            <text:p>36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3651" calcext:value-type="float">
            <text:p>365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retired</text:p>
          </table:table-cell>
          <table:table-cell office:value-type="float" office:value="3652" calcext:value-type="float">
            <text:p>365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3653" calcext:value-type="float">
            <text:p>365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3654" calcext:value-type="float">
            <text:p>365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other)</text:p>
          </table:table-cell>
          <table:table-cell office:value-type="float" office:value="3655" calcext:value-type="float">
            <text:p>36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Don't know</text:p>
          </table:table-cell>
          <table:table-cell office:value-type="float" office:value="3656" calcext:value-type="float">
            <text:p>365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3647" calcext:value-type="float">
            <text:p>364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3648" calcext:value-type="float">
            <text:p>364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3649" calcext:value-type="float">
            <text:p>364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3650" calcext:value-type="float">
            <text:p>36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3651" calcext:value-type="float">
            <text:p>365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retired</text:p>
          </table:table-cell>
          <table:table-cell office:value-type="float" office:value="3652" calcext:value-type="float">
            <text:p>365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3653" calcext:value-type="float">
            <text:p>365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3654" calcext:value-type="float">
            <text:p>365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other)</text:p>
          </table:table-cell>
          <table:table-cell office:value-type="float" office:value="3655" calcext:value-type="float">
            <text:p>36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Don't know</text:p>
          </table:table-cell>
          <table:table-cell office:value-type="float" office:value="3656" calcext:value-type="float">
            <text:p>365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9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9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n employee</text:p>
          </table:table-cell>
          <table:table-cell office:value-type="float" office:value="3767" calcext:value-type="float">
            <text:p>376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f-employed</text:p>
          </table:table-cell>
          <table:table-cell office:value-type="float" office:value="3768" calcext:value-type="float">
            <text:p>376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or working for your family business</text:p>
          </table:table-cell>
          <table:table-cell office:value-type="float" office:value="3769" calcext:value-type="float">
            <text:p>376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Don't know</text:p>
          </table:table-cell>
          <table:table-cell office:value-type="float" office:value="3770" calcext:value-type="float">
            <text:p>377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19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3771" calcext:value-type="float">
            <text:p>377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3772" calcext:value-type="float">
            <text:p>377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3773" calcext:value-type="float">
            <text:p>377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3774" calcext:value-type="float">
            <text:p>377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3775" calcext:value-type="float">
            <text:p>377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3776" calcext:value-type="float">
            <text:p>377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3777" calcext:value-type="float">
            <text:p>377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3778" calcext:value-type="float">
            <text:p>377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3779" calcext:value-type="float">
            <text:p>377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3780" calcext:value-type="float">
            <text:p>378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3781" calcext:value-type="float">
            <text:p>378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Don't know)</text:p>
          </table:table-cell>
          <table:table-cell office:value-type="float" office:value="3782" calcext:value-type="float">
            <text:p>378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3771" calcext:value-type="float">
            <text:p>377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3772" calcext:value-type="float">
            <text:p>377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3773" calcext:value-type="float">
            <text:p>377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3774" calcext:value-type="float">
            <text:p>377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3775" calcext:value-type="float">
            <text:p>377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3776" calcext:value-type="float">
            <text:p>377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3777" calcext:value-type="float">
            <text:p>377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3778" calcext:value-type="float">
            <text:p>377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3779" calcext:value-type="float">
            <text:p>377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3780" calcext:value-type="float">
            <text:p>378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3781" calcext:value-type="float">
            <text:p>378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Don't know)</text:p>
          </table:table-cell>
          <table:table-cell office:value-type="float" office:value="3782" calcext:value-type="float">
            <text:p>378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No qualifications</text:p>
          </table:table-cell>
          <table:table-cell office:value-type="float" office:value="3746" calcext:value-type="float">
            <text:p>374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cole primaire</text:p>
          </table:table-cell>
          <table:table-cell office:value-type="float" office:value="3747" calcext:value-type="float">
            <text:p>374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ire supérieur</text:p>
          </table:table-cell>
          <table:table-cell office:value-type="float" office:value="3748" calcext:value-type="float">
            <text:p>374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3749" calcext:value-type="float">
            <text:p>374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3750" calcext:value-type="float">
            <text:p>375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apprentissage</text:p>
          </table:table-cell>
          <table:table-cell office:value-type="float" office:value="3751" calcext:value-type="float">
            <text:p>375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3752" calcext:value-type="float">
            <text:p>375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3753" calcext:value-type="float">
            <text:p>375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3754" calcext:value-type="float">
            <text:p>375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3755" calcext:value-type="float">
            <text:p>375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3756" calcext:value-type="float">
            <text:p>375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3757" calcext:value-type="float">
            <text:p>375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3758" calcext:value-type="float">
            <text:p>375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3759" calcext:value-type="float">
            <text:p>375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3760" calcext:value-type="float">
            <text:p>376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3761" calcext:value-type="float">
            <text:p>376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3762" calcext:value-type="float">
            <text:p>376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3763" calcext:value-type="float">
            <text:p>376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3764" calcext:value-type="float">
            <text:p>376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Other</text:p>
          </table:table-cell>
          <table:table-cell office:value-type="float" office:value="3765" calcext:value-type="float">
            <text:p>376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Don't know)</text:p>
          </table:table-cell>
          <table:table-cell office:value-type="float" office:value="3766" calcext:value-type="float">
            <text:p>376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Employee</text:p>
          </table:table-cell>
          <table:table-cell office:value-type="float" office:value="1619" calcext:value-type="float">
            <text:p>161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f-employed</text:p>
          </table:table-cell>
          <table:table-cell office:value-type="float" office:value="1620" calcext:value-type="float">
            <text:p>16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ot working</text:p>
          </table:table-cell>
          <table:table-cell office:value-type="float" office:value="1621" calcext:value-type="float">
            <text:p>162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Father died/absent when respondent was 14)</text:p>
          </table:table-cell>
          <table:table-cell office:value-type="float" office:value="1622" calcext:value-type="float">
            <text:p>162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Don't know)</text:p>
          </table:table-cell>
          <table:table-cell office:value-type="float" office:value="1623" calcext:value-type="float">
            <text:p>162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None</text:p>
          </table:table-cell>
          <table:table-cell office:value-type="float" office:value="3783" calcext:value-type="float">
            <text:p>378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to 24</text:p>
          </table:table-cell>
          <table:table-cell office:value-type="float" office:value="3784" calcext:value-type="float">
            <text:p>378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r more</text:p>
          </table:table-cell>
          <table:table-cell office:value-type="float" office:value="3785" calcext:value-type="float">
            <text:p>378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on't know</text:p>
          </table:table-cell>
          <table:table-cell office:value-type="float" office:value="3786" calcext:value-type="float">
            <text:p>378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0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raditional professional occupations such as: accountant – solicitor – medical practitioner –scientist – civil/mechanical engineer</text:p>
          </table:table-cell>
          <table:table-cell office:value-type="float" office:value="3787" calcext:value-type="float">
            <text:p>378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odern professional occupations such as: teacher – nurse – physiotherapist – social worker –welfare officer – artist – musician – police officer (sergeant or above) – software designer</text:p>
          </table:table-cell>
          <table:table-cell office:value-type="float" office:value="3788" calcext:value-type="float">
            <text:p>378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lerical and intermediate occupations such as: secretary – personal assistant – clerical worker –office clerk – call centre agent – nursing auxiliary – nursery nurse</text:p>
          </table:table-cell>
          <table:table-cell office:value-type="float" office:value="3789" calcext:value-type="float">
            <text:p>378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nior manager or administrators (usually responsible for planning, organising and co-ordinating work and for finance) such as: finance manager – chief executive</text:p>
          </table:table-cell>
          <table:table-cell office:value-type="float" office:value="3790" calcext:value-type="float">
            <text:p>379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echnical and craft occupations such as: motor mechanic – fitter – inspector – plumber – printer –tool maker <text:s/>– electrician- farmer – gardener – train driver</text:p>
          </table:table-cell>
          <table:table-cell office:value-type="float" office:value="3791" calcext:value-type="float">
            <text:p>379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mi-routine manual and service occupations such as: postal worker – machine operative – security guard –caretaker – farm worker – catering assistant –receptionist – sales assistant</text:p>
          </table:table-cell>
          <table:table-cell office:value-type="float" office:value="3792" calcext:value-type="float">
            <text:p>379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Routine manual and service occupations such as: HGV driver – van driver – cleaner – porter – packer –sewing machinist – messenger – labourer – waiter/waitress –bar staff</text:p>
          </table:table-cell>
          <table:table-cell office:value-type="float" office:value="3793" calcext:value-type="float">
            <text:p>379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ddle or junior managers</text:p>
          </table:table-cell>
          <table:table-cell office:value-type="float" office:value="3794" calcext:value-type="float">
            <text:p>379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uch as: office manager – retail manager – bank manager – farm manager - restaurant</text:p>
          </table:table-cell>
          <table:table-cell office:value-type="float" office:value="3795" calcext:value-type="float">
            <text:p>379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anager – warehouse manager – publican</text:p>
          </table:table-cell>
          <table:table-cell office:value-type="float" office:value="3796" calcext:value-type="float">
            <text:p>379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Don't know)</text:p>
          </table:table-cell>
          <table:table-cell office:value-type="float" office:value="3797" calcext:value-type="float">
            <text:p>379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No qualifications</text:p>
          </table:table-cell>
          <table:table-cell office:value-type="float" office:value="3798" calcext:value-type="float">
            <text:p>379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cole primaire</text:p>
          </table:table-cell>
          <table:table-cell office:value-type="float" office:value="3799" calcext:value-type="float">
            <text:p>379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ire supérieur</text:p>
          </table:table-cell>
          <table:table-cell office:value-type="float" office:value="3800" calcext:value-type="float">
            <text:p>38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3801" calcext:value-type="float">
            <text:p>380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3802" calcext:value-type="float">
            <text:p>380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apprentissage</text:p>
          </table:table-cell>
          <table:table-cell office:value-type="float" office:value="3803" calcext:value-type="float">
            <text:p>380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3804" calcext:value-type="float">
            <text:p>380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3805" calcext:value-type="float">
            <text:p>380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3806" calcext:value-type="float">
            <text:p>380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3807" calcext:value-type="float">
            <text:p>380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3808" calcext:value-type="float">
            <text:p>380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3809" calcext:value-type="float">
            <text:p>380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3810" calcext:value-type="float">
            <text:p>38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3811" calcext:value-type="float">
            <text:p>381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3812" calcext:value-type="float">
            <text:p>381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3813" calcext:value-type="float">
            <text:p>381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3814" calcext:value-type="float">
            <text:p>38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3815" calcext:value-type="float">
            <text:p>381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3816" calcext:value-type="float">
            <text:p>381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Other</text:p>
          </table:table-cell>
          <table:table-cell office:value-type="float" office:value="3817" calcext:value-type="float">
            <text:p>381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on't know</text:p>
          </table:table-cell>
          <table:table-cell office:value-type="float" office:value="3818" calcext:value-type="float">
            <text:p>381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Employee</text:p>
          </table:table-cell>
          <table:table-cell office:value-type="float" office:value="3819" calcext:value-type="float">
            <text:p>381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f-employed</text:p>
          </table:table-cell>
          <table:table-cell office:value-type="float" office:value="3820" calcext:value-type="float">
            <text:p>382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ot working</text:p>
          </table:table-cell>
          <table:table-cell office:value-type="float" office:value="3821" calcext:value-type="float">
            <text:p>382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Mother died/absent when respondent was 14)</text:p>
          </table:table-cell>
          <table:table-cell office:value-type="float" office:value="3822" calcext:value-type="float">
            <text:p>382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on't know</text:p>
          </table:table-cell>
          <table:table-cell office:value-type="float" office:value="3823" calcext:value-type="float">
            <text:p>382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ne</text:p>
          </table:table-cell>
          <table:table-cell office:value-type="float" office:value="3783" calcext:value-type="float">
            <text:p>378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to 24</text:p>
          </table:table-cell>
          <table:table-cell office:value-type="float" office:value="3784" calcext:value-type="float">
            <text:p>378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or more</text:p>
          </table:table-cell>
          <table:table-cell office:value-type="float" office:value="3785" calcext:value-type="float">
            <text:p>378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Don't know</text:p>
          </table:table-cell>
          <table:table-cell office:value-type="float" office:value="3786" calcext:value-type="float">
            <text:p>378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raditional professional occupations such as: accountant – solicitor – medical practitioner –scientist – civil/mechanical engineer</text:p>
          </table:table-cell>
          <table:table-cell office:value-type="float" office:value="3824" calcext:value-type="float">
            <text:p>382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odern professional occupations such as: teacher – nurse – physiotherapist – social worker –welfare officer – artist – musician – police officer (sergeant or above) – software designer</text:p>
          </table:table-cell>
          <table:table-cell office:value-type="float" office:value="3825" calcext:value-type="float">
            <text:p>382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lerical and intermediate occupations such as: secretary – personal assistant – clerical worker –office clerk – call centre agent – nursing auxiliary – nursery nurse</text:p>
          </table:table-cell>
          <table:table-cell office:value-type="float" office:value="3826" calcext:value-type="float">
            <text:p>382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nior manager or administrators (usually responsible for planning, organising and co-ordinating work and for finance) such as: finance manager – chief executive</text:p>
          </table:table-cell>
          <table:table-cell office:value-type="float" office:value="3827" calcext:value-type="float">
            <text:p>382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echnical and craft occupations such as: motor mechanic – fitter – inspector – plumber – printer –tool maker – electrician - farmer – gardener – train driver</text:p>
          </table:table-cell>
          <table:table-cell office:value-type="float" office:value="3828" calcext:value-type="float">
            <text:p>382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mi-routine manual and service occupations such as: postal worker – machine operative – security guard –caretaker – farm worker – catering assistant –receptionist – sales assistant</text:p>
          </table:table-cell>
          <table:table-cell office:value-type="float" office:value="3829" calcext:value-type="float">
            <text:p>382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Routine manual and service occupations such as: HGV driver – van driver – cleaner – porter – packer –sewing machinist – messenger – labourer – waiter/waitress –bar staff</text:p>
          </table:table-cell>
          <table:table-cell office:value-type="float" office:value="3830" calcext:value-type="float">
            <text:p>383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ddle or junior managers such as: office manager – retail manager – bank manager – farm manager – restaurant manager – warehouse manager – publican</text:p>
          </table:table-cell>
          <table:table-cell office:value-type="float" office:value="3831" calcext:value-type="float">
            <text:p>383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Don't know)</text:p>
          </table:table-cell>
          <table:table-cell office:value-type="float" office:value="3832" calcext:value-type="float">
            <text:p>383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Married</text:p>
          </table:table-cell>
          <table:table-cell office:value-type="float" office:value="3833" calcext:value-type="float">
            <text:p>383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ated (still legally married)</text:p>
          </table:table-cell>
          <table:table-cell office:value-type="float" office:value="3834" calcext:value-type="float">
            <text:p>383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ivorced</text:p>
          </table:table-cell>
          <table:table-cell office:value-type="float" office:value="3835" calcext:value-type="float">
            <text:p>383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idowed</text:p>
          </table:table-cell>
          <table:table-cell office:value-type="float" office:value="3836" calcext:value-type="float">
            <text:p>383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ever married</text:p>
          </table:table-cell>
          <table:table-cell office:value-type="float" office:value="3837" calcext:value-type="float">
            <text:p>383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Refused</text:p>
          </table:table-cell>
          <table:table-cell office:value-type="float" office:value="3838" calcext:value-type="float">
            <text:p>383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on't know</text:p>
          </table:table-cell>
          <table:table-cell office:value-type="float" office:value="3839" calcext:value-type="float">
            <text:p>383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Yes</text:p>
          </table:table-cell>
          <table:table-cell office:value-type="float" office:value="3840" calcext:value-type="float">
            <text:p>384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3841" calcext:value-type="float">
            <text:p>38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Refused</text:p>
          </table:table-cell>
          <table:table-cell office:value-type="float" office:value="3842" calcext:value-type="float">
            <text:p>384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Don't know</text:p>
          </table:table-cell>
          <table:table-cell office:value-type="float" office:value="3843" calcext:value-type="float">
            <text:p>384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Yes</text:p>
          </table:table-cell>
          <table:table-cell office:value-type="float" office:value="3840" calcext:value-type="float">
            <text:p>384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o</text:p>
          </table:table-cell>
          <table:table-cell office:value-type="float" office:value="3841" calcext:value-type="float">
            <text:p>38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Refused</text:p>
          </table:table-cell>
          <table:table-cell office:value-type="float" office:value="3842" calcext:value-type="float">
            <text:p>384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Don't know</text:p>
          </table:table-cell>
          <table:table-cell office:value-type="float" office:value="3843" calcext:value-type="float">
            <text:p>384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Yes</text:p>
          </table:table-cell>
          <table:table-cell office:value-type="float" office:value="3840" calcext:value-type="float">
            <text:p>384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3841" calcext:value-type="float">
            <text:p>38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Refused</text:p>
          </table:table-cell>
          <table:table-cell office:value-type="float" office:value="3842" calcext:value-type="float">
            <text:p>384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Don't know</text:p>
          </table:table-cell>
          <table:table-cell office:value-type="float" office:value="3843" calcext:value-type="float">
            <text:p>384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Yes</text:p>
          </table:table-cell>
          <table:table-cell office:value-type="float" office:value="3840" calcext:value-type="float">
            <text:p>384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o</text:p>
          </table:table-cell>
          <table:table-cell office:value-type="float" office:value="3841" calcext:value-type="float">
            <text:p>38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Refused</text:p>
          </table:table-cell>
          <table:table-cell office:value-type="float" office:value="3842" calcext:value-type="float">
            <text:p>384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Don't know</text:p>
          </table:table-cell>
          <table:table-cell office:value-type="float" office:value="3843" calcext:value-type="float">
            <text:p>384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Yes</text:p>
          </table:table-cell>
          <table:table-cell office:value-type="float" office:value="3840" calcext:value-type="float">
            <text:p>384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o</text:p>
          </table:table-cell>
          <table:table-cell office:value-type="float" office:value="3841" calcext:value-type="float">
            <text:p>38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Refused</text:p>
          </table:table-cell>
          <table:table-cell office:value-type="float" office:value="3842" calcext:value-type="float">
            <text:p>384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Don't know</text:p>
          </table:table-cell>
          <table:table-cell office:value-type="float" office:value="3843" calcext:value-type="float">
            <text:p>384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Yes</text:p>
          </table:table-cell>
          <table:table-cell office:value-type="float" office:value="3840" calcext:value-type="float">
            <text:p>384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o</text:p>
          </table:table-cell>
          <table:table-cell office:value-type="float" office:value="3841" calcext:value-type="float">
            <text:p>38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Refused</text:p>
          </table:table-cell>
          <table:table-cell office:value-type="float" office:value="3842" calcext:value-type="float">
            <text:p>384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Don't know</text:p>
          </table:table-cell>
          <table:table-cell office:value-type="float" office:value="3843" calcext:value-type="float">
            <text:p>384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Never</text:p>
          </table:table-cell>
          <table:table-cell office:value-type="float" office:value="3844" calcext:value-type="float">
            <text:p>384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Less than once a month</text:p>
          </table:table-cell>
          <table:table-cell office:value-type="float" office:value="3845" calcext:value-type="float">
            <text:p>384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month</text:p>
          </table:table-cell>
          <table:table-cell office:value-type="float" office:value="3846" calcext:value-type="float">
            <text:p>384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month</text:p>
          </table:table-cell>
          <table:table-cell office:value-type="float" office:value="3847" calcext:value-type="float">
            <text:p>384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week</text:p>
          </table:table-cell>
          <table:table-cell office:value-type="float" office:value="3848" calcext:value-type="float">
            <text:p>384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week</text:p>
          </table:table-cell>
          <table:table-cell office:value-type="float" office:value="3849" calcext:value-type="float">
            <text:p>384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Every day</text:p>
          </table:table-cell>
          <table:table-cell office:value-type="float" office:value="3850" calcext:value-type="float">
            <text:p>385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Neither partner does paid work)</text:p>
          </table:table-cell>
          <table:table-cell office:value-type="float" office:value="3851" calcext:value-type="float">
            <text:p>385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Don't know)</text:p>
          </table:table-cell>
          <table:table-cell office:value-type="float" office:value="3852" calcext:value-type="float">
            <text:p>385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Never</text:p>
          </table:table-cell>
          <table:table-cell office:value-type="float" office:value="3844" calcext:value-type="float">
            <text:p>384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Less than once a month</text:p>
          </table:table-cell>
          <table:table-cell office:value-type="float" office:value="3845" calcext:value-type="float">
            <text:p>384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month</text:p>
          </table:table-cell>
          <table:table-cell office:value-type="float" office:value="3846" calcext:value-type="float">
            <text:p>384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month</text:p>
          </table:table-cell>
          <table:table-cell office:value-type="float" office:value="3847" calcext:value-type="float">
            <text:p>384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week</text:p>
          </table:table-cell>
          <table:table-cell office:value-type="float" office:value="3848" calcext:value-type="float">
            <text:p>384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week</text:p>
          </table:table-cell>
          <table:table-cell office:value-type="float" office:value="3849" calcext:value-type="float">
            <text:p>384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Every day</text:p>
          </table:table-cell>
          <table:table-cell office:value-type="float" office:value="3850" calcext:value-type="float">
            <text:p>385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Neither partner does paid work)</text:p>
          </table:table-cell>
          <table:table-cell office:value-type="float" office:value="3851" calcext:value-type="float">
            <text:p>385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Don't know)</text:p>
          </table:table-cell>
          <table:table-cell office:value-type="float" office:value="3852" calcext:value-type="float">
            <text:p>385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Never</text:p>
          </table:table-cell>
          <table:table-cell office:value-type="float" office:value="3844" calcext:value-type="float">
            <text:p>384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Less than once a month</text:p>
          </table:table-cell>
          <table:table-cell office:value-type="float" office:value="3845" calcext:value-type="float">
            <text:p>384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month</text:p>
          </table:table-cell>
          <table:table-cell office:value-type="float" office:value="3846" calcext:value-type="float">
            <text:p>384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month</text:p>
          </table:table-cell>
          <table:table-cell office:value-type="float" office:value="3847" calcext:value-type="float">
            <text:p>384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week</text:p>
          </table:table-cell>
          <table:table-cell office:value-type="float" office:value="3848" calcext:value-type="float">
            <text:p>384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week</text:p>
          </table:table-cell>
          <table:table-cell office:value-type="float" office:value="3849" calcext:value-type="float">
            <text:p>384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Every day</text:p>
          </table:table-cell>
          <table:table-cell office:value-type="float" office:value="3850" calcext:value-type="float">
            <text:p>385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Neither partner does paid work)</text:p>
          </table:table-cell>
          <table:table-cell office:value-type="float" office:value="3851" calcext:value-type="float">
            <text:p>385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Don't know)</text:p>
          </table:table-cell>
          <table:table-cell office:value-type="float" office:value="3852" calcext:value-type="float">
            <text:p>385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e</text:p>
          </table:table-cell>
          <table:table-cell office:value-type="float" office:value="3853" calcext:value-type="float">
            <text:p>385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e</text:p>
          </table:table-cell>
          <table:table-cell office:value-type="float" office:value="3854" calcext:value-type="float">
            <text:p>38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3855" calcext:value-type="float">
            <text:p>38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y spouse/ partner</text:p>
          </table:table-cell>
          <table:table-cell office:value-type="float" office:value="3856" calcext:value-type="float">
            <text:p>38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spouse/ partner</text:p>
          </table:table-cell>
          <table:table-cell office:value-type="float" office:value="3857" calcext:value-type="float">
            <text:p>385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3858" calcext:value-type="float">
            <text:p>38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(Don't know)</text:p>
          </table:table-cell>
          <table:table-cell office:value-type="float" office:value="3859" calcext:value-type="float">
            <text:p>385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e</text:p>
          </table:table-cell>
          <table:table-cell office:value-type="float" office:value="3853" calcext:value-type="float">
            <text:p>385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e</text:p>
          </table:table-cell>
          <table:table-cell office:value-type="float" office:value="3854" calcext:value-type="float">
            <text:p>38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3855" calcext:value-type="float">
            <text:p>38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y spouse/ partner</text:p>
          </table:table-cell>
          <table:table-cell office:value-type="float" office:value="3856" calcext:value-type="float">
            <text:p>38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spouse/ partner</text:p>
          </table:table-cell>
          <table:table-cell office:value-type="float" office:value="3857" calcext:value-type="float">
            <text:p>385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3858" calcext:value-type="float">
            <text:p>38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(Don't know)</text:p>
          </table:table-cell>
          <table:table-cell office:value-type="float" office:value="3859" calcext:value-type="float">
            <text:p>385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3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badly equipped</text:p>
          </table:table-cell>
          <table:table-cell office:value-type="float" office:value="3860" calcext:value-type="float">
            <text:p>386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1" calcext:value-type="float">
            <text:p>1</text:p>
          </table:table-cell>
          <table:table-cell office:value-type="float" office:value="3861" calcext:value-type="float">
            <text:p>386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2" calcext:value-type="float">
            <text:p>2</text:p>
          </table:table-cell>
          <table:table-cell office:value-type="float" office:value="3862" calcext:value-type="float">
            <text:p>386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3" calcext:value-type="float">
            <text:p>3</text:p>
          </table:table-cell>
          <table:table-cell office:value-type="float" office:value="3863" calcext:value-type="float">
            <text:p>386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4" calcext:value-type="float">
            <text:p>4</text:p>
          </table:table-cell>
          <table:table-cell office:value-type="float" office:value="3864" calcext:value-type="float">
            <text:p>386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5" calcext:value-type="float">
            <text:p>5</text:p>
          </table:table-cell>
          <table:table-cell office:value-type="float" office:value="3865" calcext:value-type="float">
            <text:p>386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6" calcext:value-type="float">
            <text:p>6</text:p>
          </table:table-cell>
          <table:table-cell office:value-type="float" office:value="3866" calcext:value-type="float">
            <text:p>386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7" calcext:value-type="float">
            <text:p>7</text:p>
          </table:table-cell>
          <table:table-cell office:value-type="float" office:value="3867" calcext:value-type="float">
            <text:p>386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8" calcext:value-type="float">
            <text:p>8</text:p>
          </table:table-cell>
          <table:table-cell office:value-type="float" office:value="3868" calcext:value-type="float">
            <text:p>386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9" calcext:value-type="float">
            <text:p>9</text:p>
          </table:table-cell>
          <table:table-cell office:value-type="float" office:value="3869" calcext:value-type="float">
            <text:p>386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well equipped</text:p>
          </table:table-cell>
          <table:table-cell office:value-type="float" office:value="3870" calcext:value-type="float">
            <text:p>387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(Don't know)</text:p>
          </table:table-cell>
          <table:table-cell office:value-type="float" office:value="3871" calcext:value-type="float">
            <text:p>387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's grandparent(s)</text:p>
          </table:table-cell>
          <table:table-cell office:value-type="float" office:value="3872" calcext:value-type="float">
            <text:p>387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My ex-husband/ex-wife/ex-partner</text:p>
          </table:table-cell>
          <table:table-cell office:value-type="float" office:value="3873" calcext:value-type="float">
            <text:p>387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family member</text:p>
          </table:table-cell>
          <table:table-cell office:value-type="float" office:value="3874" calcext:value-type="float">
            <text:p>387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unpaid childcare, looked after at carer's or own home</text:p>
          </table:table-cell>
          <table:table-cell office:value-type="float" office:value="3875" calcext:value-type="float">
            <text:p>387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childcare, looked after at carer's or own</text:p>
          </table:table-cell>
          <table:table-cell office:value-type="float" office:value="3876" calcext:value-type="float">
            <text:p>387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Free nursery or childcare, looked after somewhere other than home</text:p>
          </table:table-cell>
          <table:table-cell office:value-type="float" office:value="3877" calcext:value-type="float">
            <text:p>387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nursery or childcare, looked after somewhere other than home</text:p>
          </table:table-cell>
          <table:table-cell office:value-type="float" office:value="3878" calcext:value-type="float">
            <text:p>387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 manages alone at home</text:p>
          </table:table-cell>
          <table:table-cell office:value-type="float" office:value="3879" calcext:value-type="float">
            <text:p>387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No childcare needed (e.g. don't go out to work, always one parent at home,</text:p>
          </table:table-cell>
          <table:table-cell office:value-type="float" office:value="3880" calcext:value-type="float">
            <text:p>388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I/my current partner care for children)</text:p>
          </table:table-cell>
          <table:table-cell office:value-type="float" office:value="3881" calcext:value-type="float">
            <text:p>388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</text:p>
          </table:table-cell>
          <table:table-cell office:value-type="float" office:value="3882" calcext:value-type="float">
            <text:p>388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(Don't know)</text:p>
          </table:table-cell>
          <table:table-cell office:value-type="float" office:value="3883" calcext:value-type="float">
            <text:p>388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Much more</text:p>
          </table:table-cell>
          <table:table-cell office:value-type="float" office:value="2680" calcext:value-type="float">
            <text:p>268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Slightly more</text:p>
          </table:table-cell>
          <table:table-cell office:value-type="float" office:value="2681" calcext:value-type="float">
            <text:p>268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About right</text:p>
          </table:table-cell>
          <table:table-cell office:value-type="float" office:value="2682" calcext:value-type="float">
            <text:p>268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Would like less childcare)</text:p>
          </table:table-cell>
          <table:table-cell office:value-type="float" office:value="2683" calcext:value-type="float">
            <text:p>268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Don't know)</text:p>
          </table:table-cell>
          <table:table-cell office:value-type="float" office:value="2684" calcext:value-type="float">
            <text:p>268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7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68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Respondent has one child not living in household</text:p>
          </table:table-cell>
          <table:table-cell office:value-type="float" office:value="3884" calcext:value-type="float">
            <text:p>388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ENG_LU_268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Respondent has 2 or more children not living in household</text:p>
          </table:table-cell>
          <table:table-cell office:value-type="float" office:value="3885" calcext:value-type="float">
            <text:p>388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ENG_LU_268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(Don't know)</text:p>
          </table:table-cell>
          <table:table-cell office:value-type="float" office:value="3886" calcext:value-type="float">
            <text:p>388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ENG_LU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Son</text:p>
          </table:table-cell>
          <table:table-cell office:value-type="float" office:value="733" calcext:value-type="float">
            <text:p>7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LU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Daughter</text:p>
          </table:table-cell>
          <table:table-cell office:value-type="float" office:value="734" calcext:value-type="float">
            <text:p>7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LU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(Don't know)</text:p>
          </table:table-cell>
          <table:table-cell office:value-type="float" office:value="735" calcext:value-type="float">
            <text:p>7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LU_270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71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72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73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A lot of support</text:p>
          </table:table-cell>
          <table:table-cell office:value-type="float" office:value="2689" calcext:value-type="float">
            <text:p>268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ome support</text:p>
          </table:table-cell>
          <table:table-cell office:value-type="float" office:value="2690" calcext:value-type="float">
            <text:p>26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No support</text:p>
          </table:table-cell>
          <table:table-cell office:value-type="float" office:value="2691" calcext:value-type="float">
            <text:p>269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Children living apart not grown up)</text:p>
          </table:table-cell>
          <table:table-cell office:value-type="float" office:value="2692" calcext:value-type="float">
            <text:p>269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Don't know)</text:p>
          </table:table-cell>
          <table:table-cell office:value-type="float" office:value="2693" calcext:value-type="float">
            <text:p>269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not</text:p>
          </table:table-cell>
          <table:table-cell office:value-type="float" office:value="745" calcext:value-type="float">
            <text:p>7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not</text:p>
          </table:table-cell>
          <table:table-cell office:value-type="float" office:value="746" calcext:value-type="float">
            <text:p>7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yes</text:p>
          </table:table-cell>
          <table:table-cell office:value-type="float" office:value="747" calcext:value-type="float">
            <text:p>7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yes</text:p>
          </table:table-cell>
          <table:table-cell office:value-type="float" office:value="748" calcext:value-type="float">
            <text:p>7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(Don't know)</text:p>
          </table:table-cell>
          <table:table-cell office:value-type="float" office:value="749" calcext:value-type="float">
            <text:p>7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paid work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education</text:p>
          </table:table-cell>
          <table:table-cell office:value-type="float" office:value="751" calcext:value-type="float">
            <text:p>7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Retired</text:p>
          </table:table-cell>
          <table:table-cell office:value-type="float" office:value="752" calcext:value-type="float">
            <text:p>7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All others</text:p>
          </table:table-cell>
          <table:table-cell office:value-type="float" office:value="753" calcext:value-type="float">
            <text:p>7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(Don't know)</text:p>
          </table:table-cell>
          <table:table-cell office:value-type="float" office:value="754" calcext:value-type="float">
            <text:p>7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Less than 1 year (beyond compulsory school)</text:p>
          </table:table-cell>
          <table:table-cell office:value-type="float" office:value="2694" calcext:value-type="float">
            <text:p>269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1 year</text:p>
          </table:table-cell>
          <table:table-cell office:value-type="float" office:value="2695" calcext:value-type="float">
            <text:p>269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2 years</text:p>
          </table:table-cell>
          <table:table-cell office:value-type="float" office:value="2696" calcext:value-type="float">
            <text:p>269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3 years</text:p>
          </table:table-cell>
          <table:table-cell office:value-type="float" office:value="2697" calcext:value-type="float">
            <text:p>269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4-5 years</text:p>
          </table:table-cell>
          <table:table-cell office:value-type="float" office:value="2698" calcext:value-type="float">
            <text:p>269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6-7 years</text:p>
          </table:table-cell>
          <table:table-cell office:value-type="float" office:value="2699" calcext:value-type="float">
            <text:p>269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8-9 years</text:p>
          </table:table-cell>
          <table:table-cell office:value-type="float" office:value="2700" calcext:value-type="float">
            <text:p>270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years or more (beyond compulsory school)</text:p>
          </table:table-cell>
          <table:table-cell office:value-type="float" office:value="2701" calcext:value-type="float">
            <text:p>27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(Don't know)</text:p>
          </table:table-cell>
          <table:table-cell office:value-type="float" office:value="2702" calcext:value-type="float">
            <text:p>270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 day or less</text:p>
          </table:table-cell>
          <table:table-cell office:value-type="float" office:value="2703" calcext:value-type="float">
            <text:p>270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2-6 days</text:p>
          </table:table-cell>
          <table:table-cell office:value-type="float" office:value="2704" calcext:value-type="float">
            <text:p>27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4 weeks</text:p>
          </table:table-cell>
          <table:table-cell office:value-type="float" office:value="2705" calcext:value-type="float">
            <text:p>270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3 months</text:p>
          </table:table-cell>
          <table:table-cell office:value-type="float" office:value="2706" calcext:value-type="float">
            <text:p>270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3 months, up to 1 year</text:p>
          </table:table-cell>
          <table:table-cell office:value-type="float" office:value="2707" calcext:value-type="float">
            <text:p>270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1 year, up to 2 years</text:p>
          </table:table-cell>
          <table:table-cell office:value-type="float" office:value="2708" calcext:value-type="float">
            <text:p>27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2 years, up to 5 years</text:p>
          </table:table-cell>
          <table:table-cell office:value-type="float" office:value="2709" calcext:value-type="float">
            <text:p>270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5 years</text:p>
          </table:table-cell>
          <table:table-cell office:value-type="float" office:value="2710" calcext:value-type="float">
            <text:p>27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(Don't know)</text:p>
          </table:table-cell>
          <table:table-cell office:value-type="float" office:value="2711" calcext:value-type="float">
            <text:p>271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ave no boss</text:p>
          </table:table-cell>
          <table:table-cell office:value-type="float" office:value="784" calcext:value-type="float">
            <text:p>7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-3 persons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4-9 persons</text:p>
          </table:table-cell>
          <table:table-cell office:value-type="float" office:value="786" calcext:value-type="float">
            <text:p>78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-19 persons</text:p>
          </table:table-cell>
          <table:table-cell office:value-type="float" office:value="787" calcext:value-type="float">
            <text:p>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20-49 persons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50-99 persons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0 or more persons</text:p>
          </table:table-cell>
          <table:table-cell office:value-type="float" office:value="790" calcext:value-type="float">
            <text:p>7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(Don't know)</text:p>
          </table:table-cell>
          <table:table-cell office:value-type="float" office:value="791" calcext:value-type="float">
            <text:p>7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Man</text:p>
          </table:table-cell>
          <table:table-cell office:value-type="float" office:value="792" calcext:value-type="float">
            <text:p>7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LU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Woman</text:p>
          </table:table-cell>
          <table:table-cell office:value-type="float" office:value="793" calcext:value-type="float">
            <text:p>7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LU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(Don't know)</text:p>
          </table:table-cell>
          <table:table-cell office:value-type="float" office:value="794" calcext:value-type="float">
            <text:p>7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6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3887" calcext:value-type="float">
            <text:p>388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1" calcext:value-type="float">
            <text:p>1</text:p>
          </table:table-cell>
          <table:table-cell office:value-type="float" office:value="3888" calcext:value-type="float">
            <text:p>388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2" calcext:value-type="float">
            <text:p>2</text:p>
          </table:table-cell>
          <table:table-cell office:value-type="float" office:value="3889" calcext:value-type="float">
            <text:p>388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3" calcext:value-type="float">
            <text:p>3</text:p>
          </table:table-cell>
          <table:table-cell office:value-type="float" office:value="3890" calcext:value-type="float">
            <text:p>389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4" calcext:value-type="float">
            <text:p>4</text:p>
          </table:table-cell>
          <table:table-cell office:value-type="float" office:value="3891" calcext:value-type="float">
            <text:p>389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5" calcext:value-type="float">
            <text:p>5</text:p>
          </table:table-cell>
          <table:table-cell office:value-type="float" office:value="3892" calcext:value-type="float">
            <text:p>389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6" calcext:value-type="float">
            <text:p>6</text:p>
          </table:table-cell>
          <table:table-cell office:value-type="float" office:value="3893" calcext:value-type="float">
            <text:p>389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7" calcext:value-type="float">
            <text:p>7</text:p>
          </table:table-cell>
          <table:table-cell office:value-type="float" office:value="3894" calcext:value-type="float">
            <text:p>38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8" calcext:value-type="float">
            <text:p>8</text:p>
          </table:table-cell>
          <table:table-cell office:value-type="float" office:value="3895" calcext:value-type="float">
            <text:p>389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9" calcext:value-type="float">
            <text:p>9</text:p>
          </table:table-cell>
          <table:table-cell office:value-type="float" office:value="3896" calcext:value-type="float">
            <text:p>389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easy</text:p>
          </table:table-cell>
          <table:table-cell office:value-type="float" office:value="3897" calcext:value-type="float">
            <text:p>389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(Don't know)</text:p>
          </table:table-cell>
          <table:table-cell office:value-type="float" office:value="3898" calcext:value-type="float">
            <text:p>389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3887" calcext:value-type="float">
            <text:p>388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1" calcext:value-type="float">
            <text:p>1</text:p>
          </table:table-cell>
          <table:table-cell office:value-type="float" office:value="3888" calcext:value-type="float">
            <text:p>388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2" calcext:value-type="float">
            <text:p>2</text:p>
          </table:table-cell>
          <table:table-cell office:value-type="float" office:value="3889" calcext:value-type="float">
            <text:p>388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3" calcext:value-type="float">
            <text:p>3</text:p>
          </table:table-cell>
          <table:table-cell office:value-type="float" office:value="3890" calcext:value-type="float">
            <text:p>389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4" calcext:value-type="float">
            <text:p>4</text:p>
          </table:table-cell>
          <table:table-cell office:value-type="float" office:value="3891" calcext:value-type="float">
            <text:p>389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5" calcext:value-type="float">
            <text:p>5</text:p>
          </table:table-cell>
          <table:table-cell office:value-type="float" office:value="3892" calcext:value-type="float">
            <text:p>389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6" calcext:value-type="float">
            <text:p>6</text:p>
          </table:table-cell>
          <table:table-cell office:value-type="float" office:value="3893" calcext:value-type="float">
            <text:p>389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7" calcext:value-type="float">
            <text:p>7</text:p>
          </table:table-cell>
          <table:table-cell office:value-type="float" office:value="3894" calcext:value-type="float">
            <text:p>38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8" calcext:value-type="float">
            <text:p>8</text:p>
          </table:table-cell>
          <table:table-cell office:value-type="float" office:value="3895" calcext:value-type="float">
            <text:p>389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9" calcext:value-type="float">
            <text:p>9</text:p>
          </table:table-cell>
          <table:table-cell office:value-type="float" office:value="3896" calcext:value-type="float">
            <text:p>389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easy</text:p>
          </table:table-cell>
          <table:table-cell office:value-type="float" office:value="3897" calcext:value-type="float">
            <text:p>389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(Don't know)</text:p>
          </table:table-cell>
          <table:table-cell office:value-type="float" office:value="3898" calcext:value-type="float">
            <text:p>389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Write in number of minutes</text:p>
          </table:table-cell>
          <table:table-cell office:value-type="float" office:value="3899" calcext:value-type="float">
            <text:p>389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No commute/work at home</text:p>
          </table:table-cell>
          <table:table-cell office:value-type="float" office:value="3900" calcext:value-type="float">
            <text:p>39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ave no permanent workplace/unable to specify time/no normal daily travel time</text:p>
          </table:table-cell>
          <table:table-cell office:value-type="float" office:value="3901" calcext:value-type="float">
            <text:p>390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Don't know)</text:p>
          </table:table-cell>
          <table:table-cell office:value-type="float" office:value="3902" calcext:value-type="float">
            <text:p>390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Never</text:p>
          </table:table-cell>
          <table:table-cell office:value-type="float" office:value="3903" calcext:value-type="float">
            <text:p>390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Hardly ever</text:p>
          </table:table-cell>
          <table:table-cell office:value-type="float" office:value="3904" calcext:value-type="float">
            <text:p>390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Sometimes</text:p>
          </table:table-cell>
          <table:table-cell office:value-type="float" office:value="3905" calcext:value-type="float">
            <text:p>39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Often</text:p>
          </table:table-cell>
          <table:table-cell office:value-type="float" office:value="3906" calcext:value-type="float">
            <text:p>390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Always</text:p>
          </table:table-cell>
          <table:table-cell office:value-type="float" office:value="3907" calcext:value-type="float">
            <text:p>39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908" calcext:value-type="float">
            <text:p>390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know)</text:p>
          </table:table-cell>
          <table:table-cell office:value-type="float" office:value="3909" calcext:value-type="float">
            <text:p>390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Never</text:p>
          </table:table-cell>
          <table:table-cell office:value-type="float" office:value="3903" calcext:value-type="float">
            <text:p>390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Hardly ever</text:p>
          </table:table-cell>
          <table:table-cell office:value-type="float" office:value="3904" calcext:value-type="float">
            <text:p>390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Sometimes</text:p>
          </table:table-cell>
          <table:table-cell office:value-type="float" office:value="3905" calcext:value-type="float">
            <text:p>39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Often</text:p>
          </table:table-cell>
          <table:table-cell office:value-type="float" office:value="3906" calcext:value-type="float">
            <text:p>390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Always</text:p>
          </table:table-cell>
          <table:table-cell office:value-type="float" office:value="3907" calcext:value-type="float">
            <text:p>39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908" calcext:value-type="float">
            <text:p>390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know)</text:p>
          </table:table-cell>
          <table:table-cell office:value-type="float" office:value="3909" calcext:value-type="float">
            <text:p>390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Never</text:p>
          </table:table-cell>
          <table:table-cell office:value-type="float" office:value="3903" calcext:value-type="float">
            <text:p>390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Hardly ever</text:p>
          </table:table-cell>
          <table:table-cell office:value-type="float" office:value="3904" calcext:value-type="float">
            <text:p>390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Sometimes</text:p>
          </table:table-cell>
          <table:table-cell office:value-type="float" office:value="3905" calcext:value-type="float">
            <text:p>39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Often</text:p>
          </table:table-cell>
          <table:table-cell office:value-type="float" office:value="3906" calcext:value-type="float">
            <text:p>390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Always</text:p>
          </table:table-cell>
          <table:table-cell office:value-type="float" office:value="3907" calcext:value-type="float">
            <text:p>39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908" calcext:value-type="float">
            <text:p>390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know)</text:p>
          </table:table-cell>
          <table:table-cell office:value-type="float" office:value="3909" calcext:value-type="float">
            <text:p>390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Never</text:p>
          </table:table-cell>
          <table:table-cell office:value-type="float" office:value="3903" calcext:value-type="float">
            <text:p>390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ardly ever</text:p>
          </table:table-cell>
          <table:table-cell office:value-type="float" office:value="3904" calcext:value-type="float">
            <text:p>390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ometimes</text:p>
          </table:table-cell>
          <table:table-cell office:value-type="float" office:value="3905" calcext:value-type="float">
            <text:p>39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Often</text:p>
          </table:table-cell>
          <table:table-cell office:value-type="float" office:value="3906" calcext:value-type="float">
            <text:p>390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Always</text:p>
          </table:table-cell>
          <table:table-cell office:value-type="float" office:value="3907" calcext:value-type="float">
            <text:p>39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908" calcext:value-type="float">
            <text:p>390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know)</text:p>
          </table:table-cell>
          <table:table-cell office:value-type="float" office:value="3909" calcext:value-type="float">
            <text:p>390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Never</text:p>
          </table:table-cell>
          <table:table-cell office:value-type="float" office:value="3903" calcext:value-type="float">
            <text:p>390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Hardly ever</text:p>
          </table:table-cell>
          <table:table-cell office:value-type="float" office:value="3904" calcext:value-type="float">
            <text:p>390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Sometimes</text:p>
          </table:table-cell>
          <table:table-cell office:value-type="float" office:value="3905" calcext:value-type="float">
            <text:p>39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Often</text:p>
          </table:table-cell>
          <table:table-cell office:value-type="float" office:value="3906" calcext:value-type="float">
            <text:p>390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Always</text:p>
          </table:table-cell>
          <table:table-cell office:value-type="float" office:value="3907" calcext:value-type="float">
            <text:p>39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908" calcext:value-type="float">
            <text:p>390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(Don't know)</text:p>
          </table:table-cell>
          <table:table-cell office:value-type="float" office:value="3909" calcext:value-type="float">
            <text:p>390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ENG_LU_310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11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hour</text:p>
          </table:table-cell>
          <table:table-cell office:value-type="float" office:value="841" calcext:value-type="float">
            <text:p>8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day</text:p>
          </table:table-cell>
          <table:table-cell office:value-type="float" office:value="842" calcext:value-type="float">
            <text:p>8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week</text:p>
          </table:table-cell>
          <table:table-cell office:value-type="float" office:value="843" calcext:value-type="float">
            <text:p>8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Two weeks</text:p>
          </table:table-cell>
          <table:table-cell office:value-type="float" office:value="844" calcext:value-type="float">
            <text:p>8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Four weeks</text:p>
          </table:table-cell>
          <table:table-cell office:value-type="float" office:value="845" calcext:value-type="float">
            <text:p>8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Calendar month</text:p>
          </table:table-cell>
          <table:table-cell office:value-type="float" office:value="846" calcext:value-type="float">
            <text:p>8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Year</text:p>
          </table:table-cell>
          <table:table-cell office:value-type="float" office:value="847" calcext:value-type="float">
            <text:p>8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(Don't know)</text:p>
          </table:table-cell>
          <table:table-cell office:value-type="float" office:value="848" calcext:value-type="float">
            <text:p>8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rimaire</text:p>
          </table:table-cell>
          <table:table-cell office:value-type="float" office:value="3910" calcext:value-type="float">
            <text:p>391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Secondaire (technique et classique)</text:p>
          </table:table-cell>
          <table:table-cell office:value-type="float" office:value="3911" calcext:value-type="float">
            <text:p>391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Secondaire supérieur (technique et classique)</text:p>
          </table:table-cell>
          <table:table-cell office:value-type="float" office:value="3912" calcext:value-type="float">
            <text:p>391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Etudes supérieures</text:p>
          </table:table-cell>
          <table:table-cell office:value-type="float" office:value="3913" calcext:value-type="float">
            <text:p>391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Universitaire, bac+2</text:p>
          </table:table-cell>
          <table:table-cell office:value-type="float" office:value="3914" calcext:value-type="float">
            <text:p>391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Universitaire, bac +4</text:p>
          </table:table-cell>
          <table:table-cell office:value-type="float" office:value="3915" calcext:value-type="float">
            <text:p>391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dult education (not covered by any of the above)</text:p>
          </table:table-cell>
          <table:table-cell office:value-type="float" office:value="3916" calcext:value-type="float">
            <text:p>391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(Don't know)</text:p>
          </table:table-cell>
          <table:table-cell office:value-type="float" office:value="3917" calcext:value-type="float">
            <text:p>391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always</text:p>
          </table:table-cell>
          <table:table-cell office:value-type="float" office:value="857" calcext:value-type="float">
            <text:p>8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often</text:p>
          </table:table-cell>
          <table:table-cell office:value-type="float" office:value="858" calcext:value-type="float">
            <text:p>8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t very often</text:p>
          </table:table-cell>
          <table:table-cell office:value-type="float" office:value="859" calcext:value-type="float">
            <text:p>8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 never</text:p>
          </table:table-cell>
          <table:table-cell office:value-type="float" office:value="860" calcext:value-type="float">
            <text:p>8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(Don't know)</text:p>
          </table:table-cell>
          <table:table-cell office:value-type="float" office:value="861" calcext:value-type="float">
            <text:p>8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4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far too much to do</text:p>
          </table:table-cell>
          <table:table-cell office:value-type="float" office:value="3918" calcext:value-type="float">
            <text:p>391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much to do</text:p>
          </table:table-cell>
          <table:table-cell office:value-type="float" office:value="3919" calcext:value-type="float">
            <text:p>391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bout the right amount to do</text:p>
          </table:table-cell>
          <table:table-cell office:value-type="float" office:value="3920" calcext:value-type="float">
            <text:p>392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little to do</text:p>
          </table:table-cell>
          <table:table-cell office:value-type="float" office:value="3921" calcext:value-type="float">
            <text:p>392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or far too little to do</text:p>
          </table:table-cell>
          <table:table-cell office:value-type="float" office:value="3922" calcext:value-type="float">
            <text:p>392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(Don't know)</text:p>
          </table:table-cell>
          <table:table-cell office:value-type="float" office:value="3923" calcext:value-type="float">
            <text:p>392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slow</text:p>
          </table:table-cell>
          <table:table-cell office:value-type="float" office:value="868" calcext:value-type="float">
            <text:p>86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about right</text:p>
          </table:table-cell>
          <table:table-cell office:value-type="float" office:value="869" calcext:value-type="float">
            <text:p>8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fast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(Don't know)</text:p>
          </table:table-cell>
          <table:table-cell office:value-type="float" office:value="871" calcext:value-type="float">
            <text:p>87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327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28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Wanted to retire then</text:p>
          </table:table-cell>
          <table:table-cell office:value-type="float" office:value="872" calcext:value-type="float">
            <text:p>8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328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Preferred to continue in paid work</text:p>
          </table:table-cell>
          <table:table-cell office:value-type="float" office:value="873" calcext:value-type="float">
            <text:p>8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328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(Don't know)</text:p>
          </table:table-cell>
          <table:table-cell office:value-type="float" office:value="874" calcext:value-type="float">
            <text:p>8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4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35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36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37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Woman</text:p>
          </table:table-cell>
          <table:table-cell office:value-type="float" office:value="3924" calcext:value-type="float">
            <text:p>392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ESS_R02_2004_ENG_LU_337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Man</text:p>
          </table:table-cell>
          <table:table-cell office:value-type="float" office:value="3925" calcext:value-type="float">
            <text:p>392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ESS_R02_2004_ENG_LU_337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(Don't know)</text:p>
          </table:table-cell>
          <table:table-cell office:value-type="float" office:value="3926" calcext:value-type="float">
            <text:p>392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No time at home full-time because of children</text:p>
          </table:table-cell>
          <table:table-cell office:value-type="float" office:value="884" calcext:value-type="float">
            <text:p>8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Up to six months</text:p>
          </table:table-cell>
          <table:table-cell office:value-type="float" office:value="885" calcext:value-type="float">
            <text:p>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886" calcext:value-type="float">
            <text:p>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887" calcext:value-type="float">
            <text:p>8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888" calcext:value-type="float">
            <text:p>8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889" calcext:value-type="float">
            <text:p>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10 years</text:p>
          </table:table-cell>
          <table:table-cell office:value-type="float" office:value="890" calcext:value-type="float">
            <text:p>8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(Don't know)</text:p>
          </table:table-cell>
          <table:table-cell office:value-type="float" office:value="891" calcext:value-type="float">
            <text:p>8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definitely</text:p>
          </table:table-cell>
          <table:table-cell office:value-type="float" office:value="3927" calcext:value-type="float">
            <text:p>39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probably</text:p>
          </table:table-cell>
          <table:table-cell office:value-type="float" office:value="3928" calcext:value-type="float">
            <text:p>392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probably not</text:p>
          </table:table-cell>
          <table:table-cell office:value-type="float" office:value="3929" calcext:value-type="float">
            <text:p>39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definitely not.</text:p>
          </table:table-cell>
          <table:table-cell office:value-type="float" office:value="3930" calcext:value-type="float">
            <text:p>39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(Don't know)</text:p>
          </table:table-cell>
          <table:table-cell office:value-type="float" office:value="3931" calcext:value-type="float">
            <text:p>39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No time spent in part-time work rather than full-time because of children</text:p>
          </table:table-cell>
          <table:table-cell office:value-type="float" office:value="2743" calcext:value-type="float">
            <text:p>274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Up to six months</text:p>
          </table:table-cell>
          <table:table-cell office:value-type="float" office:value="2744" calcext:value-type="float">
            <text:p>27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2745" calcext:value-type="float">
            <text:p>274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2746" calcext:value-type="float">
            <text:p>274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2747" calcext:value-type="float">
            <text:p>274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2748" calcext:value-type="float">
            <text:p>274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10 years</text:p>
          </table:table-cell>
          <table:table-cell office:value-type="float" office:value="2749" calcext:value-type="float">
            <text:p>274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(Don't know)</text:p>
          </table:table-cell>
          <table:table-cell office:value-type="float" office:value="2750" calcext:value-type="float">
            <text:p>275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definitely</text:p>
          </table:table-cell>
          <table:table-cell office:value-type="float" office:value="2738" calcext:value-type="float">
            <text:p>273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probably</text:p>
          </table:table-cell>
          <table:table-cell office:value-type="float" office:value="2739" calcext:value-type="float">
            <text:p>273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probably not</text:p>
          </table:table-cell>
          <table:table-cell office:value-type="float" office:value="2740" calcext:value-type="float">
            <text:p>274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definitely not</text:p>
          </table:table-cell>
          <table:table-cell office:value-type="float" office:value="2741" calcext:value-type="float">
            <text:p>274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(Don't know)</text:p>
          </table:table-cell>
          <table:table-cell office:value-type="float" office:value="2742" calcext:value-type="float">
            <text:p>2742</text:p>
          </table:table-cell>
          <table:table-cell office:value-type="float" office:value="363" calcext:value-type="float">
            <text:p>363</text:p>
          </table:table-cell>
        </table:table-row>
      </table:table>
      <table:table table:name="Introduction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SS_R02_2004_ENG_LU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we want to ask a few questions about politics and governm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nd now a few questions about you and your life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LU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 now want to ask you about how citizens and members of society should behave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LU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, I would like to ask you some details about yourself and others in your household.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22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for some questions about balancing different parts of your life.</text:p>
          </table:table-cell>
          <table:table-cell office:value-type="float" office:value="5" calcext:value-type="float">
            <text:p>5</text:p>
          </table:table-cell>
        </table:table-row>
      </table:table>
      <table:table table:name="Instruction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ard 1.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ard 1.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ard 1.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ard 1.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ard 1.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ard 1.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ard 2.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ard 6.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ard 7.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ard 12.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ard 14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ard 14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ard 14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Card 14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rd 19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rd 20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rd 22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rd 22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rd 23.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ard 24.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ard 25.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ard 25.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ard 25.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rd 26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rd 27.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Card 28.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ard 28a.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Card 28.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ard 28a.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rd 28.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ard 28a.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rd 28.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ard 28a.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Card 29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ard 30.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Card 31.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ard 32.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ard 33.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Card 34.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Card 35.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Card 36.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ard 37.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Card 37.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Card 38.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Card 39.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ard 40.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ard 41.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ote to interviewer: Own includes buying with the help of a mortgage or loan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2_2004_ENG_LU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Note to interviewer: also exclude rooms used solely for business, hallways, landings, cloakrooms, store-rooms.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ard 42.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Card 42a.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ard 43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Select all that apply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Card 43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lease select only one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ard 45.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ard 46.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ard 46.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Card 47.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ard 48.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Card 49.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ard 50.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ard 51.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Select all that apply.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lease select only one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ard 53.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ard 54.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ard 55.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ard 56.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ard 57.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ard 58.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ard 59.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ard 60.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Card 61.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Card 62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rd 63.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Card 64.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Card 65.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Card 65.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LU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Card 65.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Card 65.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Card 65.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Card 64.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Card 65.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Card 65.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Card 66.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Card 68.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ard 69.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lease select only one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Card 70.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Card 70.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Card 70.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Card 70.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Card 71.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Card 72.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Card 73.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Card 74.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Card 76.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Card 78.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Card 79.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Card 80.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Card 81.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Card 82.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Card 83.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Card 84.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337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INTERVIEWER CODE SEX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Card 85.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Card 86.</text:p>
          </table:table-cell>
          <table:table-cell office:value-type="float" office:value="361" calcext:value-type="float">
            <text:p>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0:15:09.395338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3T20:16:44.220152028</dc:date>
    <meta:editing-duration>PT2M30S</meta:editing-duration>
    <meta:editing-cycles>5</meta:editing-cycles>
    <meta:generator>LibreOffice/6.0.7.3$Linux_X86_64 LibreOffice_project/00m0$Build-3</meta:generator>
    <meta:document-statistic meta:table-count="4" meta:cell-count="12464" meta:object-count="0"/>
  </office:meta>
</office:document-meta>
</file>